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39.76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32.95mm"/>
    </style:style>
    <style:style style:name="co17" style:family="table-column">
      <style:table-column-properties fo:break-before="auto" style:column-width="35.12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24.24mm"/>
    </style:style>
    <style:style style:name="co20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5" calcext:value-type="float">
            <text:p>0.7205</text:p>
          </table:table-cell>
          <table:table-cell table:style-name="ce2" office:value-type="float" office:value="0.8636" calcext:value-type="float">
            <text:p>0.86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2" calcext:value-type="float">
            <text:p>0.7212</text:p>
          </table:table-cell>
          <table:table-cell table:style-name="ce2" office:value-type="float" office:value="1.042" calcext:value-type="float">
            <text:p>1.0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81" calcext:value-type="float">
            <text:p>825.8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4" calcext:value-type="float">
            <text:p>0.7224</text:p>
          </table:table-cell>
          <table:table-cell table:style-name="ce2" office:value-type="float" office:value="0.6802" calcext:value-type="float">
            <text:p>0.68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7.01" calcext:value-type="float">
            <text:p>827.0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7" calcext:value-type="float">
            <text:p>0.7207</text:p>
          </table:table-cell>
          <table:table-cell table:style-name="ce2" office:value-type="float" office:value="0.7099" calcext:value-type="float">
            <text:p>0.70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62" calcext:value-type="float">
            <text:p>824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3330272153" calcext:value-type="float">
            <text:p>33302721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28" calcext:value-type="float">
            <text:p>824.2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9" calcext:value-type="float">
            <text:p>0.7229</text:p>
          </table:table-cell>
          <table:table-cell table:style-name="ce2" office:value-type="float" office:value="0.6681" calcext:value-type="float">
            <text:p>0.66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73" calcext:value-type="float">
            <text:p>824.7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1" calcext:value-type="float">
            <text:p>824.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5" calcext:value-type="float">
            <text:p>0.7225</text:p>
          </table:table-cell>
          <table:table-cell table:style-name="ce2" office:value-type="float" office:value="0.7314" calcext:value-type="float">
            <text:p>0.73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06" calcext:value-type="float">
            <text:p>825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0.8984" calcext:value-type="float">
            <text:p>0.898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7.61" calcext:value-type="float">
            <text:p>2577.6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8428" calcext:value-type="float">
            <text:p>0.84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8356" calcext:value-type="float">
            <text:p>0.83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49" calcext:value-type="float">
            <text:p>2572.4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7" calcext:value-type="float">
            <text:p>0.6397</text:p>
          </table:table-cell>
          <table:table-cell table:style-name="ce2" office:value-type="float" office:value="0.8607" calcext:value-type="float">
            <text:p>0.86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59" calcext:value-type="float">
            <text:p>2586.5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854" calcext:value-type="float">
            <text:p>0.8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0.02" calcext:value-type="float">
            <text:p>2580.0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4" calcext:value-type="float">
            <text:p>0.6374</text:p>
          </table:table-cell>
          <table:table-cell table:style-name="ce2" office:value-type="float" office:value="0.8543" calcext:value-type="float">
            <text:p>0.85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85" calcext:value-type="float">
            <text:p>2586.85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65" calcext:value-type="float">
            <text:p>0.6365</text:p>
          </table:table-cell>
          <table:table-cell table:style-name="ce2" office:value-type="float" office:value="0.853" calcext:value-type="float">
            <text:p>0.8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8.86" calcext:value-type="float">
            <text:p>2588.8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2" office:value-type="float" office:value="0.8435" calcext:value-type="float">
            <text:p>0.843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4" calcext:value-type="float">
            <text:p>2595.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6" calcext:value-type="float">
            <text:p>0.6346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1.81" calcext:value-type="float">
            <text:p>2591.8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3" calcext:value-type="float">
            <text:p>0.6353</text:p>
          </table:table-cell>
          <table:table-cell table:style-name="ce2" office:value-type="float" office:value="0.836" calcext:value-type="float">
            <text:p>0.836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2.17" calcext:value-type="float">
            <text:p>6322.1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2" office:value-type="float" office:value="0.7729" calcext:value-type="float">
            <text:p>0.772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15 blocks)</text:p>
          </table:table-cell>
          <table:table-cell table:style-name="ce2" office:value-type="float" office:value="15.58" calcext:value-type="float">
            <text:p>15.5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56.22" calcext:value-type="float">
            <text:p>6656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2" calcext:value-type="float">
            <text:p>0.6542</text:p>
          </table:table-cell>
          <table:table-cell table:style-name="ce2" office:value-type="float" office:value="0.7055" calcext:value-type="float">
            <text:p>0.705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37.78" calcext:value-type="float">
            <text:p>6337.7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662" calcext:value-type="float">
            <text:p>0.766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5 blocks)</text:p>
          </table:table-cell>
          <table:table-cell table:style-name="ce2" office:value-type="float" office:value="10.03" calcext:value-type="float">
            <text:p>10.03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588.38" calcext:value-type="float">
            <text:p>6588.3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56" calcext:value-type="float">
            <text:p>0.6556</text:p>
          </table:table-cell>
          <table:table-cell table:style-name="ce2" office:value-type="float" office:value="0.7146" calcext:value-type="float">
            <text:p>0.714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68.22" calcext:value-type="float">
            <text:p>6468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724" calcext:value-type="float">
            <text:p>0.72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92.65" calcext:value-type="float">
            <text:p>6392.6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31" calcext:value-type="float">
            <text:p>0.6331</text:p>
          </table:table-cell>
          <table:table-cell table:style-name="ce2" office:value-type="float" office:value="0.7519" calcext:value-type="float">
            <text:p>0.7519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8.76" calcext:value-type="float">
            <text:p>6318.7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702" calcext:value-type="float">
            <text:p>0.770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47.5" calcext:value-type="float">
            <text:p>6647.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2" office:value-type="float" office:value="0.709" calcext:value-type="float">
            <text:p>0.709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743.33" calcext:value-type="float">
            <text:p>6743.3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21" calcext:value-type="float">
            <text:p>0.6421</text:p>
          </table:table-cell>
          <table:table-cell table:style-name="ce2" office:value-type="float" office:value="0.717" calcext:value-type="float">
            <text:p>0.7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2.98" calcext:value-type="float">
            <text:p>8592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9" calcext:value-type="float">
            <text:p>0.6249</text:p>
          </table:table-cell>
          <table:table-cell table:style-name="ce2" office:value-type="float" office:value="0.8177" calcext:value-type="float">
            <text:p>0.81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5.3" calcext:value-type="float">
            <text:p>8595.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3" calcext:value-type="float">
            <text:p>0.6243</text:p>
          </table:table-cell>
          <table:table-cell table:style-name="ce2" office:value-type="float" office:value="1.266" calcext:value-type="float">
            <text:p>1.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0.16" calcext:value-type="float">
            <text:p>8580.1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0.6" calcext:value-type="float">
            <text:p>8540.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82" calcext:value-type="float">
            <text:p>0.628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4.18" calcext:value-type="float">
            <text:p>14.1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63.53" calcext:value-type="float">
            <text:p>8563.5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1.232" calcext:value-type="float">
            <text:p>1.23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3.24" calcext:value-type="float">
            <text:p>8553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75" calcext:value-type="float">
            <text:p>0.6275</text:p>
          </table:table-cell>
          <table:table-cell table:style-name="ce2" office:value-type="float" office:value="52.06" calcext:value-type="float">
            <text:p>52.0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2.24" calcext:value-type="float">
            <text:p>8552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0.8194" calcext:value-type="float">
            <text:p>0.819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7.19" calcext:value-type="float">
            <text:p>8587.19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8" calcext:value-type="float">
            <text:p>0.6248</text:p>
          </table:table-cell>
          <table:table-cell table:style-name="ce2" office:value-type="float" office:value="0.8678" calcext:value-type="float">
            <text:p>0.8678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8.93" calcext:value-type="float">
            <text:p>8578.9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89" calcext:value-type="float">
            <text:p>0.818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45.66" calcext:value-type="float">
            <text:p>45.6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528.1" calcext:value-type="float">
            <text:p>15528.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379" calcext:value-type="float">
            <text:p>0.6379</text:p>
          </table:table-cell>
          <table:table-cell table:style-name="ce2" office:value-type="float" office:value="0.7001" calcext:value-type="float">
            <text:p>0.70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2" office:value-type="float" office:value="0.6858" calcext:value-type="float">
            <text:p>0.68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473.09" calcext:value-type="float">
            <text:p>15473.09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929" calcext:value-type="float">
            <text:p>0.692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6593.01" calcext:value-type="float">
            <text:p>16593.0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93" calcext:value-type="float">
            <text:p>0.6593</text:p>
          </table:table-cell>
          <table:table-cell table:style-name="ce2" office:value-type="float" office:value="0.6846" calcext:value-type="float">
            <text:p>0.68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2793.21" calcext:value-type="float">
            <text:p>92793.2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6874" calcext:value-type="float">
            <text:p>0.68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79" calcext:value-type="float">
            <text:p>63.7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8.71" calcext:value-type="float">
            <text:p>48.71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708.5" calcext:value-type="float">
            <text:p>382708.5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2" office:value-type="float" office:value="0.7585" calcext:value-type="float">
            <text:p>0.7585</text:p>
          </table:table-cell>
          <table:table-cell office:value-type="string" calcext:value-type="string">
            <text:p><text:s/>LM exited after 2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3042.44" calcext:value-type="float">
            <text:p>383042.44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86" calcext:value-type="float">
            <text:p>0.7586</text:p>
          </table:table-cell>
          <table:table-cell office:value-type="string" calcext:value-type="string">
            <text:p><text:s/>LM exited after 22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6.9" calcext:value-type="float">
            <text:p>35586.9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103" calcext:value-type="float">
            <text:p>0.7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9.06" calcext:value-type="float">
            <text:p>69.0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4.38" calcext:value-type="float">
            <text:p>3560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7112" calcext:value-type="float">
            <text:p>0.71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61.28" calcext:value-type="float">
            <text:p>61.28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78.56" calcext:value-type="float">
            <text:p>35578.5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2" office:value-type="float" office:value="0.7168" calcext:value-type="float">
            <text:p>0.71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66" calcext:value-type="float">
            <text:p>35602.6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089" calcext:value-type="float">
            <text:p>0.70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27" calcext:value-type="float">
            <text:p>35602.2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39" calcext:value-type="float">
            <text:p>0.6039</text:p>
          </table:table-cell>
          <table:table-cell table:style-name="ce2" office:value-type="float" office:value="0.7149" calcext:value-type="float">
            <text:p>0.7149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23.05" calcext:value-type="float">
            <text:p>43623.0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7" calcext:value-type="float">
            <text:p>0.5937</text:p>
          </table:table-cell>
          <table:table-cell table:style-name="ce2" office:value-type="float" office:value="0.7743" calcext:value-type="float">
            <text:p>0.77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69.42" calcext:value-type="float">
            <text:p>43669.4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27" calcext:value-type="float">
            <text:p>0.5927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6.69" calcext:value-type="float">
            <text:p>43566.6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2" calcext:value-type="float">
            <text:p>0.5942</text:p>
          </table:table-cell>
          <table:table-cell table:style-name="ce2" office:value-type="float" office:value="0.7733" calcext:value-type="float">
            <text:p>0.77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9.63" calcext:value-type="float">
            <text:p>69.6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88.57" calcext:value-type="float">
            <text:p>43588.57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7691" calcext:value-type="float">
            <text:p>0.76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43.16" calcext:value-type="float">
            <text:p>43643.16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4" calcext:value-type="float">
            <text:p>0.5934</text:p>
          </table:table-cell>
          <table:table-cell table:style-name="ce2" office:value-type="float" office:value="0.7654" calcext:value-type="float">
            <text:p>0.765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office:value-type="string" calcext:value-type="string">
            <text:p>Stopped after 15 iterations</text:p>
          </table:table-cell>
          <table:table-cell/>
          <table:table-cell office:value-type="string" calcext:value-type="string">
            <text:p>Exited due to small update or gradient stopp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36.79" calcext:value-type="float">
            <text:p>636.79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2862.26" calcext:value-type="float">
            <text:p>182862.26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4" calcext:value-type="float">
            <text:p>0.6854</text:p>
          </table:table-cell>
          <table:table-cell table:style-name="ce3" office:value-type="float" office:value="0.5584" calcext:value-type="float">
            <text:p>5.58E-01</text:p>
          </table:table-cell>
          <table:table-cell office:value-type="string" calcext:value-type="string">
            <text:p>Stopped after 13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296.1" calcext:value-type="float">
            <text:p>296.1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1147.99" calcext:value-type="float">
            <text:p>181147.99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63" calcext:value-type="float">
            <text:p>0.6863</text:p>
          </table:table-cell>
          <table:table-cell table:style-name="ce3" office:value-type="float" office:value="0.5871" calcext:value-type="float">
            <text:p>5.87E-01</text:p>
          </table:table-cell>
          <table:table-cell office:value-type="string" calcext:value-type="string">
            <text:p>Stopped after 19 iterations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_large_lifted_schur(40)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9" calcext:value-type="float">
            <text:p>0.4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" calcext:value-type="float">
            <text:p>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99" calcext:value-type="float">
            <text:p>820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47" calcext:value-type="float">
            <text:p>0.6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95" calcext:value-type="float">
            <text:p>0.9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84" calcext:value-type="float">
            <text:p>819.8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72" calcext:value-type="float">
            <text:p>0.8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79" calcext:value-type="float">
            <text:p>0.7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18" calcext:value-type="float">
            <text:p>821.1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76" calcext:value-type="float">
            <text:p>0.7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28" calcext:value-type="float">
            <text:p>820.2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936" calcext:value-type="float">
            <text:p>0.8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87" calcext:value-type="float">
            <text:p>0.8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653" calcext:value-type="float">
            <text:p>0.86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5" calcext:value-type="float">
            <text:p>0.8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5" calcext:value-type="float">
            <text:p>2595.0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81" calcext:value-type="float">
            <text:p>2.8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4.2" calcext:value-type="float">
            <text:p>2544.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103" calcext:value-type="float">
            <text:p>0.9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.16" calcext:value-type="float">
            <text:p>2.1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6.48" calcext:value-type="float">
            <text:p>2546.4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.42" calcext:value-type="float">
            <text:p>2.4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18" calcext:value-type="float">
            <text:p>2543.1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4" calcext:value-type="float">
            <text:p>0.6474</text:p>
          </table:table-cell>
          <table:table-cell table:style-name="ce3" office:value-type="float" office:value="10500000000" calcext:value-type="float">
            <text:p>1.05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.17" calcext:value-type="float">
            <text:p>2.1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3.9" calcext:value-type="float">
            <text:p>2533.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" calcext:value-type="float">
            <text:p>0.64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76" calcext:value-type="float">
            <text:p>2.7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1.88" calcext:value-type="float">
            <text:p>2541.8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47" calcext:value-type="float">
            <text:p>10.4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482.55" calcext:value-type="float">
            <text:p>6482.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5.95" calcext:value-type="float">
            <text:p>15.95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34.74" calcext:value-type="float">
            <text:p>6834.7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034" calcext:value-type="float">
            <text:p>0.7034</text:p>
          </table:table-cell>
          <table:table-cell office:value-type="string" calcext:value-type="string">
            <text:p>Exited after 78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11.43" calcext:value-type="float">
            <text:p>11.4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55.94" calcext:value-type="float">
            <text:p>6355.9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344" calcext:value-type="float">
            <text:p>0.73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9.48" calcext:value-type="float">
            <text:p>9.4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49.62" calcext:value-type="float">
            <text:p>6549.6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44" calcext:value-type="float">
            <text:p>0.71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01" calcext:value-type="float">
            <text:p>10.0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705.47" calcext:value-type="float">
            <text:p>6705.4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8.57" calcext:value-type="float">
            <text:p>8.5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53.29" calcext:value-type="float">
            <text:p>6553.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33" calcext:value-type="float">
            <text:p>15.3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9" calcext:value-type="float">
            <text:p>8534.8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4" calcext:value-type="float">
            <text:p>0.6294</text:p>
          </table:table-cell>
          <table:table-cell table:style-name="ce3" office:value-type="float" office:value="1215.72" calcext:value-type="float">
            <text:p>1.22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1.8" calcext:value-type="float">
            <text:p>21.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4.84" calcext:value-type="float">
            <text:p>8674.8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Exited after 74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7.79" calcext:value-type="float">
            <text:p>17.7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21.03" calcext:value-type="float">
            <text:p>8721.0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694" calcext:value-type="float">
            <text:p>0.769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8.48" calcext:value-type="float">
            <text:p>18.4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64.12" calcext:value-type="float">
            <text:p>8764.1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639" calcext:value-type="float">
            <text:p>0.763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5.67" calcext:value-type="float">
            <text:p>15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54.9" calcext:value-type="float">
            <text:p>8954.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7437" calcext:value-type="float">
            <text:p>0.7437</text:p>
          </table:table-cell>
          <table:table-cell office:value-type="string" calcext:value-type="string">
            <text:p>Exited after 47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6.03" calcext:value-type="float">
            <text:p>6.0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9005.43" calcext:value-type="float">
            <text:p>9005.4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429" calcext:value-type="float">
            <text:p>0.7429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49" calcext:value-type="float">
            <text:p>25.49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41563.52" calcext:value-type="float">
            <text:p>141563.52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193" calcext:value-type="float">
            <text:p>0.5193</text:p>
          </table:table-cell>
          <table:table-cell table:style-name="ce3" office:value-type="float" office:value="0.6989" calcext:value-type="float">
            <text:p>6.9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3" calcext:value-type="float">
            <text:p>39.33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4617.78" calcext:value-type="float">
            <text:p>54617.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827" calcext:value-type="float">
            <text:p>0.6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0.04" calcext:value-type="float">
            <text:p>30.0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150.3" calcext:value-type="float">
            <text:p>101150.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887" calcext:value-type="float">
            <text:p>0.6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7.5" calcext:value-type="float">
            <text:p>27.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0745.53" calcext:value-type="float">
            <text:p>80745.5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855" calcext:value-type="float">
            <text:p>0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7.65" calcext:value-type="float">
            <text:p>27.6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5809.99" calcext:value-type="float">
            <text:p>135809.99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968" calcext:value-type="float">
            <text:p>0.6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5.94" calcext:value-type="float">
            <text:p>25.9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983.7" calcext:value-type="float">
            <text:p>101983.7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6889" calcext:value-type="float">
            <text:p>0.6889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08.65" calcext:value-type="float">
            <text:p>108.65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68.88" calcext:value-type="float">
            <text:p>68.88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0.84" calcext:value-type="float">
            <text:p>70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8.2" calcext:value-type="float">
            <text:p>48.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0.43" calcext:value-type="float">
            <text:p>35560.4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5" calcext:value-type="float">
            <text:p>0.6045</text:p>
          </table:table-cell>
          <table:table-cell table:style-name="ce3" office:value-type="float" office:value="0.7113" calcext:value-type="float">
            <text:p>7.11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3" calcext:value-type="float">
            <text:p>6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06.62" calcext:value-type="float">
            <text:p>35506.62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77" calcext:value-type="float">
            <text:p>0.7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8.86" calcext:value-type="float">
            <text:p>58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7.26" calcext:value-type="float">
            <text:p>35567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04" calcext:value-type="float">
            <text:p>0.7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5.42" calcext:value-type="float">
            <text:p>55.4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72.63" calcext:value-type="float">
            <text:p>35472.6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7208" calcext:value-type="float">
            <text:p>0.7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6.76" calcext:value-type="float">
            <text:p>56.7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15.19" calcext:value-type="float">
            <text:p>35515.19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87" calcext:value-type="float">
            <text:p>0.7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8.83" calcext:value-type="float">
            <text:p>78.8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41.26" calcext:value-type="float">
            <text:p>35541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7.69" calcext:value-type="float">
            <text:p>5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4.07" calcext:value-type="float">
            <text:p>43524.0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688" calcext:value-type="float">
            <text:p>7.6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97.69" calcext:value-type="float">
            <text:p>9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738.87" calcext:value-type="float">
            <text:p>43738.8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7627" calcext:value-type="float">
            <text:p>0.7627</text:p>
          </table:table-cell>
          <table:table-cell office:value-type="string" calcext:value-type="string">
            <text:p>Exited after 73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8.81" calcext:value-type="float">
            <text:p>78.8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16.72" calcext:value-type="float">
            <text:p>43416.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8023" calcext:value-type="float">
            <text:p>0.8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1.34" calcext:value-type="float">
            <text:p>51.34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02.01" calcext:value-type="float">
            <text:p>43502.01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761" calcext:value-type="float">
            <text:p>0.7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2.22" calcext:value-type="float">
            <text:p>52.2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09.23" calcext:value-type="float">
            <text:p>43409.2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8015" calcext:value-type="float">
            <text:p>0.8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56.67" calcext:value-type="float">
            <text:p>56.6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37" calcext:value-type="float">
            <text:p>43479.3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906" calcext:value-type="float">
            <text:p>0.7906</text:p>
          </table:table-cell>
          <table:table-cell/>
        </table:table-row>
      </table:table>
      <table:table table:name="bundle_large_lifted_schur(100)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33" calcext:value-type="float">
            <text:p>824.3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6" calcext:value-type="float">
            <text:p>0.7226</text:p>
          </table:table-cell>
          <table:table-cell table:style-name="ce2" office:value-type="float" office:value="0.9661" calcext:value-type="float">
            <text:p>0.966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6" calcext:value-type="float">
            <text:p>46</text:p>
          </table:table-cell>
          <table:table-cell table:style-name="ce11" table:formula="of:=[.C7]/[.J7]" office:value-type="float" office:value="0.0102173913043478" calcext:value-type="float">
            <text:p>0.0102</text:p>
          </table:table-cell>
          <table:table-cell table:style-name="ce4" office:value-type="float" office:value="0.0073" calcext:value-type="float">
            <text:p>0.007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3.06" calcext:value-type="float">
            <text:p>823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" calcext:value-type="float">
            <text:p>0.725</text:p>
          </table:table-cell>
          <table:table-cell table:style-name="ce2" office:value-type="float" office:value="0.6852" calcext:value-type="float">
            <text:p>0.6852</text:p>
          </table:table-cell>
          <table:table-cell table:style-name="ce4" office:value-type="float" office:value="0.058" calcext:value-type="float">
            <text:p>0.058</text:p>
          </table:table-cell>
          <table:table-cell table:style-name="ce4" office:value-type="float" office:value="63" calcext:value-type="float">
            <text:p>63</text:p>
          </table:table-cell>
          <table:table-cell table:style-name="ce11" table:formula="of:=[.C8]/[.J8]" office:value-type="float" office:value="0.0114285714285714" calcext:value-type="float">
            <text:p>0.0114</text:p>
          </table:table-cell>
          <table:table-cell table:style-name="ce4" office:value-type="float" office:value="0.0184" calcext:value-type="float">
            <text:p>0.01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58" calcext:value-type="float">
            <text:p>821.5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39" calcext:value-type="float">
            <text:p>0.7239</text:p>
          </table:table-cell>
          <table:table-cell table:style-name="ce2" office:value-type="float" office:value="0.7478" calcext:value-type="float">
            <text:p>0.7478</text:p>
          </table:table-cell>
          <table:table-cell table:style-name="ce4" office:value-type="float" office:value="0.031" calcext:value-type="float">
            <text:p>0.031</text:p>
          </table:table-cell>
          <table:table-cell table:style-name="ce4" office:value-type="float" office:value="56" calcext:value-type="float">
            <text:p>56</text:p>
          </table:table-cell>
          <table:table-cell table:style-name="ce11" table:formula="of:=[.C9]/[.J9]" office:value-type="float" office:value="0.0110714285714286" calcext:value-type="float">
            <text:p>0.0111</text:p>
          </table:table-cell>
          <table:table-cell table:style-name="ce4" office:value-type="float" office:value="0.009" calcext:value-type="float">
            <text:p>0.00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7" calcext:value-type="float">
            <text:p>821.6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36" calcext:value-type="float">
            <text:p>0.7236</text:p>
          </table:table-cell>
          <table:table-cell table:style-name="ce2" office:value-type="float" office:value="0.758" calcext:value-type="float">
            <text:p>0.758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C10]/[.J10]" office:value-type="float" office:value="0.0113461538461538" calcext:value-type="float">
            <text:p>0.0113</text:p>
          </table:table-cell>
          <table:table-cell table:style-name="ce4" office:value-type="float" office:value="0.0084" calcext:value-type="float">
            <text:p>0.00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2" calcext:value-type="float">
            <text:p>821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41" calcext:value-type="float">
            <text:p>0.7241</text:p>
          </table:table-cell>
          <table:table-cell table:style-name="ce2" office:value-type="float" office:value="0.7694" calcext:value-type="float">
            <text:p>0.769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19.64" calcext:value-type="float">
            <text:p>819.6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47" calcext:value-type="float">
            <text:p>0.7247</text:p>
          </table:table-cell>
          <table:table-cell table:style-name="ce2" office:value-type="float" office:value="0.9473" calcext:value-type="float">
            <text:p>0.9473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04" calcext:value-type="float">
            <text:p>2595.0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11" table:formula="of:=[.C20]/[.J20]" office:value-type="float" office:value="0.0452631578947368" calcext:value-type="float">
            <text:p>0.0453</text:p>
          </table:table-cell>
          <table:table-cell table:style-name="ce4" office:value-type="float" office:value="0.002" calcext:value-type="float">
            <text:p>0.0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3.99" calcext:value-type="float">
            <text:p>2543.9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81" calcext:value-type="float">
            <text:p>0.6481</text:p>
          </table:table-cell>
          <table:table-cell table:style-name="ce2" office:value-type="float" office:value="4.197" calcext:value-type="float">
            <text:p>4.19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1" calcext:value-type="float">
            <text:p>61</text:p>
          </table:table-cell>
          <table:table-cell table:style-name="ce11" table:formula="of:=[.C21]/[.J21]" office:value-type="float" office:value="0.0378688524590164" calcext:value-type="float">
            <text:p>0.0379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69" calcext:value-type="float">
            <text:p>2548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8905" calcext:value-type="float">
            <text:p>0.890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47" calcext:value-type="float">
            <text:p>47</text:p>
          </table:table-cell>
          <table:table-cell table:style-name="ce11" table:formula="of:=[.C22]/[.J22]" office:value-type="float" office:value="0.0387234042553191" calcext:value-type="float">
            <text:p>0.0387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43" calcext:value-type="float">
            <text:p>2548.43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79" calcext:value-type="float">
            <text:p>0.6479</text:p>
          </table:table-cell>
          <table:table-cell table:style-name="ce3" office:value-type="float" office:value="0.8923" calcext:value-type="float">
            <text:p>8.92E-0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C23]/[.J23]" office:value-type="float" office:value="0.0361538461538462" calcext:value-type="float">
            <text:p>0.0362</text:p>
          </table:table-cell>
          <table:table-cell table:style-name="ce4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34.27" calcext:value-type="float">
            <text:p>2534.27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89" calcext:value-type="float">
            <text:p>0.6489</text:p>
          </table:table-cell>
          <table:table-cell table:style-name="ce2" office:value-type="float" office:value="8.15" calcext:value-type="float">
            <text:p>8.1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51.6" calcext:value-type="float">
            <text:p>2551.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84" calcext:value-type="float">
            <text:p>0.6484</text:p>
          </table:table-cell>
          <table:table-cell table:style-name="ce2" office:value-type="float" office:value="0.9983" calcext:value-type="float">
            <text:p>0.998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67.22" calcext:value-type="float">
            <text:p>6367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45" calcext:value-type="float">
            <text:p>0.6445</text:p>
          </table:table-cell>
          <table:table-cell table:style-name="ce3" office:value-type="float" office:value="0.7311" calcext:value-type="float">
            <text:p>7.31E-01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formula="of:=[.C33]/[.J33]" office:value-type="float" office:value="0.0778947368421053" calcext:value-type="float">
            <text:p>0.0779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903.06" calcext:value-type="float">
            <text:p>6903.0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" calcext:value-type="float">
            <text:p>0.667</text:p>
          </table:table-cell>
          <table:table-cell table:style-name="ce2" office:value-type="float" office:value="0.6996" calcext:value-type="float">
            <text:p>0.6996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36" calcext:value-type="float">
            <text:p>36</text:p>
          </table:table-cell>
          <table:table-cell table:formula="of:=[.C34]/[.J34]" office:value-type="float" office:value="0.244166666666667" calcext:value-type="float">
            <text:p>0.244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76.57" calcext:value-type="float">
            <text:p>6376.5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6" calcext:value-type="float">
            <text:p>0.656</text:p>
          </table:table-cell>
          <table:table-cell table:style-name="ce2" office:value-type="float" office:value="0.7394" calcext:value-type="float">
            <text:p>0.739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39" calcext:value-type="float">
            <text:p>39</text:p>
          </table:table-cell>
          <table:table-cell table:formula="of:=[.C35]/[.J35]" office:value-type="float" office:value="0.165641025641026" calcext:value-type="float">
            <text:p>0.165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233.95" calcext:value-type="float">
            <text:p>6233.9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84" calcext:value-type="float">
            <text:p>0.6484</text:p>
          </table:table-cell>
          <table:table-cell table:style-name="ce2" office:value-type="float" office:value="0.7639" calcext:value-type="float">
            <text:p>0.7639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73" calcext:value-type="float">
            <text:p>73</text:p>
          </table:table-cell>
          <table:table-cell table:formula="of:=[.C36]/[.J36]" office:value-type="float" office:value="0.0873972602739726" calcext:value-type="float">
            <text:p>0.087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7.35" calcext:value-type="float">
            <text:p>6317.3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7" calcext:value-type="float">
            <text:p>0.6547</text:p>
          </table:table-cell>
          <table:table-cell table:style-name="ce2" office:value-type="float" office:value="0.7409" calcext:value-type="float">
            <text:p>0.740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43.28" calcext:value-type="float">
            <text:p>6343.2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63" calcext:value-type="float">
            <text:p>0.6563</text:p>
          </table:table-cell>
          <table:table-cell table:style-name="ce2" office:value-type="float" office:value="0.7342" calcext:value-type="float">
            <text:p>0.7342</text:p>
          </table:table-cell>
          <table:table-cell table:style-name="ce4" office:value-type="float" office:value="0.29" calcext:value-type="float">
            <text:p>0.2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SizeG <text:s/>2025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75020 x 175020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06.26" calcext:value-type="float">
            <text:p>6406.26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302" calcext:value-type="float">
            <text:p>0.6302</text:p>
          </table:table-cell>
          <table:table-cell table:style-name="ce2" office:value-type="float" office:value="0.8754" calcext:value-type="float">
            <text:p>0.875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76.96" calcext:value-type="float">
            <text:p>6476.96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19" calcext:value-type="float">
            <text:p>0.6219</text:p>
          </table:table-cell>
          <table:table-cell table:style-name="ce3" office:value-type="float" office:value="0.7963" calcext:value-type="float">
            <text:p>7.96E-01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formula="of:=[.C46]/[.J46]" office:value-type="float" office:value="0.0950561797752809" calcext:value-type="float">
            <text:p>0.0951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1.06" calcext:value-type="float">
            <text:p>11.0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63.04" calcext:value-type="float">
            <text:p>6563.04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85" calcext:value-type="float">
            <text:p>0.6285</text:p>
          </table:table-cell>
          <table:table-cell table:style-name="ce2" office:value-type="float" office:value="0.7941" calcext:value-type="float">
            <text:p>0.7941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40" calcext:value-type="float">
            <text:p>40</text:p>
          </table:table-cell>
          <table:table-cell table:formula="of:=[.C47]/[.J47]" office:value-type="float" office:value="0.2765" calcext:value-type="float">
            <text:p>0.276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659.89" calcext:value-type="float">
            <text:p>6659.89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329" calcext:value-type="float">
            <text:p>0.6329</text:p>
          </table:table-cell>
          <table:table-cell table:style-name="ce2" office:value-type="float" office:value="0.7296" calcext:value-type="float">
            <text:p>0.7296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9" calcext:value-type="float">
            <text:p>29</text:p>
          </table:table-cell>
          <table:table-cell table:formula="of:=[.C48]/[.J48]" office:value-type="float" office:value="0.347586206896552" calcext:value-type="float">
            <text:p>0.347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841.61" calcext:value-type="float">
            <text:p>6841.61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332" calcext:value-type="float">
            <text:p>0.6332</text:p>
          </table:table-cell>
          <table:table-cell table:style-name="ce2" office:value-type="float" office:value="0.7085" calcext:value-type="float">
            <text:p>0.7085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23" calcext:value-type="float">
            <text:p>23</text:p>
          </table:table-cell>
          <table:table-cell table:formula="of:=[.C49]/[.J49]" office:value-type="float" office:value="0.40304347826087" calcext:value-type="float">
            <text:p>0.403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00.39" calcext:value-type="float">
            <text:p>6500.39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38" calcext:value-type="float">
            <text:p>0.6238</text:p>
          </table:table-cell>
          <table:table-cell table:style-name="ce2" office:value-type="float" office:value="0.8677" calcext:value-type="float">
            <text:p>0.867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69.67" calcext:value-type="float">
            <text:p>6469.67</text:p>
          </table:table-cell>
          <table:table-cell table:style-name="ce2" office:value-type="float" office:value="0.4754" calcext:value-type="float">
            <text:p>0.4754</text:p>
          </table:table-cell>
          <table:table-cell table:style-name="ce2" office:value-type="float" office:value="0.6255" calcext:value-type="float">
            <text:p>0.6255</text:p>
          </table:table-cell>
          <table:table-cell table:style-name="ce2" office:value-type="float" office:value="0.8633" calcext:value-type="float">
            <text:p>0.8633</text:p>
          </table:table-cell>
          <table:table-cell table:style-name="ce4" office:value-type="float" office:value="0.24" calcext:value-type="float">
            <text:p>0.2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SizeG <text:s/>2313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97709 x 197709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61.01" calcext:value-type="float">
            <text:p>6761.01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38" calcext:value-type="float">
            <text:p>0.638</text:p>
          </table:table-cell>
          <table:table-cell table:style-name="ce2" office:value-type="float" office:value="0.9254" calcext:value-type="float">
            <text:p>0.925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74.86" calcext:value-type="float">
            <text:p>6774.86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3" office:value-type="float" office:value="0.7689" calcext:value-type="float">
            <text:p>7.69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58.92" calcext:value-type="float">
            <text:p>6958.92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462" calcext:value-type="float">
            <text:p>0.6462</text:p>
          </table:table-cell>
          <table:table-cell table:style-name="ce2" office:value-type="float" office:value="0.7332" calcext:value-type="float">
            <text:p>0.733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98.26" calcext:value-type="float">
            <text:p>6798.26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409" calcext:value-type="float">
            <text:p>0.6409</text:p>
          </table:table-cell>
          <table:table-cell table:style-name="ce2" office:value-type="float" office:value="0.789" calcext:value-type="float">
            <text:p>0.78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22" calcext:value-type="float">
            <text:p>6922</text:p>
          </table:table-cell>
          <table:table-cell table:style-name="ce2" office:value-type="float" office:value="0.4955" calcext:value-type="float">
            <text:p>0.4955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office:value-type="float" office:value="0.7397" calcext:value-type="float">
            <text:p>0.7397</text:p>
          </table:table-cell>
          <table:table-cell table:style-name="ce4" office:value-type="float" office:value="0.4" calcext:value-type="float">
            <text:p>0.4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/>
          <table:table-cell table:style-name="ce2" office:value-type="float" office:value="0.4955" calcext:value-type="float">
            <text:p>0.4955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/>
          <table:table-cell table:style-name="ce2" office:value-type="float" office:value="0.4955" calcext:value-type="float">
            <text:p>0.4955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34.8" calcext:value-type="float">
            <text:p>8534.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20.5" calcext:value-type="float">
            <text:p>2.05E+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1.32" calcext:value-type="float">
            <text:p>8671.32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7835" calcext:value-type="float">
            <text:p>0.7835</text:p>
          </table:table-cell>
          <table:table-cell table:style-name="ce4" office:value-type="float" office:value="3.43" calcext:value-type="float">
            <text:p>3.4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0.94" calcext:value-type="float">
            <text:p>10.9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50.96" calcext:value-type="float">
            <text:p>8650.9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61" calcext:value-type="float">
            <text:p>0.6361</text:p>
          </table:table-cell>
          <table:table-cell table:style-name="ce2" office:value-type="float" office:value="0.7829" calcext:value-type="float">
            <text:p>0.782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0.46" calcext:value-type="float">
            <text:p>8670.4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69" calcext:value-type="float">
            <text:p>0.6369</text:p>
          </table:table-cell>
          <table:table-cell table:style-name="ce2" office:value-type="float" office:value="0.7759" calcext:value-type="float">
            <text:p>0.7759</text:p>
          </table:table-cell>
          <table:table-cell table:style-name="ce4" office:value-type="float" office:value="0.74" calcext:value-type="float">
            <text:p>0.74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10.35" calcext:value-type="float">
            <text:p>10.3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759.87" calcext:value-type="float">
            <text:p>8759.87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94" calcext:value-type="float">
            <text:p>0.6394</text:p>
          </table:table-cell>
          <table:table-cell table:style-name="ce2" office:value-type="float" office:value="0.7627" calcext:value-type="float">
            <text:p>0.762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26.91" calcext:value-type="float">
            <text:p>8626.91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67" calcext:value-type="float">
            <text:p>0.6367</text:p>
          </table:table-cell>
          <table:table-cell table:style-name="ce2" office:value-type="float" office:value="0.7887" calcext:value-type="float">
            <text:p>0.78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5.92" calcext:value-type="float">
            <text:p>25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9405.38" calcext:value-type="float">
            <text:p>119405.3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07" calcext:value-type="float">
            <text:p>0.5307</text:p>
          </table:table-cell>
          <table:table-cell table:style-name="ce3" office:value-type="float" office:value="0.6932" calcext:value-type="float">
            <text:p>6.9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56020.05" calcext:value-type="float">
            <text:p>56020.0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904" calcext:value-type="float">
            <text:p>0.5904</text:p>
          </table:table-cell>
          <table:table-cell table:style-name="ce2" office:value-type="float" office:value="0.6827" calcext:value-type="float">
            <text:p>0.6827</text:p>
          </table:table-cell>
          <table:table-cell table:style-name="ce4" office:value-type="float" office:value="10.86" calcext:value-type="float">
            <text:p>10.8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7633.81" calcext:value-type="float">
            <text:p>87633.8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59" calcext:value-type="float">
            <text:p>0.5559</text:p>
          </table:table-cell>
          <table:table-cell table:style-name="ce2" office:value-type="float" office:value="0.6864" calcext:value-type="float">
            <text:p>0.6864</text:p>
          </table:table-cell>
          <table:table-cell table:style-name="ce4" office:value-type="float" office:value="4.67" calcext:value-type="float">
            <text:p>4.6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30140.91" calcext:value-type="float">
            <text:p>130140.9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264" calcext:value-type="float">
            <text:p>0.5264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4" office:value-type="float" office:value="2.76" calcext:value-type="float">
            <text:p>2.7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8.92" calcext:value-type="float">
            <text:p>18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8543.5" calcext:value-type="float">
            <text:p>18543.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float" office:value="1.7" calcext:value-type="float">
            <text:p>1.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0573.33" calcext:value-type="float">
            <text:p>110573.3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57" calcext:value-type="float">
            <text:p>0.5357</text:p>
          </table:table-cell>
          <table:table-cell table:style-name="ce2" office:value-type="float" office:value="0.6914" calcext:value-type="float">
            <text:p>0.6914</text:p>
          </table:table-cell>
          <table:table-cell table:style-name="ce4" office:value-type="float" office:value="1.26" calcext:value-type="float">
            <text:p>1.2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76238 x 476238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7.49" calcext:value-type="float">
            <text:p>37.49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8473.06" calcext:value-type="float">
            <text:p>378473.06</text:p>
          </table:table-cell>
          <table:table-cell table:number-columns-repeated="2" table:style-name="ce2" office:value-type="float" office:value="0.4728" calcext:value-type="float">
            <text:p>0.4728</text:p>
          </table:table-cell>
          <table:table-cell table:style-name="ce2" office:value-type="float" office:value="0.7584" calcext:value-type="float">
            <text:p>0.7584</text:p>
          </table:table-cell>
          <table:table-cell table:style-name="ce4" office:value-type="float" office:value="20.58" calcext:value-type="float">
            <text:p>20.58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31.62" calcext:value-type="float">
            <text:p>31.62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581.29" calcext:value-type="float">
            <text:p>377581.29</text:p>
          </table:table-cell>
          <table:table-cell table:style-name="ce2" office:value-type="float" office:value="0.4728" calcext:value-type="float">
            <text:p>0.4728</text:p>
          </table:table-cell>
          <table:table-cell table:style-name="ce2" office:value-type="float" office:value="0.4727" calcext:value-type="float">
            <text:p>0.4727</text:p>
          </table:table-cell>
          <table:table-cell table:style-name="ce2" office:value-type="float" office:value="0.7582" calcext:value-type="float">
            <text:p>0.7582</text:p>
          </table:table-cell>
          <table:table-cell table:style-name="ce4" office:value-type="float" office:value="7.97" calcext:value-type="float">
            <text:p>7.97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24.03" calcext:value-type="float">
            <text:p>24.03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325.48" calcext:value-type="float">
            <text:p>377325.48</text:p>
          </table:table-cell>
          <table:table-cell table:style-name="ce2" office:value-type="float" office:value="0.4728" calcext:value-type="float">
            <text:p>0.4728</text:p>
          </table:table-cell>
          <table:table-cell table:style-name="ce2" office:value-type="float" office:value="0.4726" calcext:value-type="float">
            <text:p>0.4726</text:p>
          </table:table-cell>
          <table:table-cell table:style-name="ce2" office:value-type="float" office:value="0.7583" calcext:value-type="float">
            <text:p>0.7583</text:p>
          </table:table-cell>
          <table:table-cell table:style-name="ce4" office:value-type="float" office:value="4.71" calcext:value-type="float">
            <text:p>4.71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2" office:value-type="float" office:value="0.4728" calcext:value-type="float">
            <text:p>0.4728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style-name="ce1" table:number-columns-repeated="5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2" office:value-type="float" office:value="0.4724" calcext:value-type="float">
            <text:p>0.4724</text:p>
          </table:table-cell>
          <table:table-cell table:style-name="ce2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8.61" calcext:value-type="float">
            <text:p>28.61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61.86" calcext:value-type="float">
            <text:p>35561.8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7" calcext:value-type="float">
            <text:p>0.6047</text:p>
          </table:table-cell>
          <table:table-cell table:style-name="ce3" office:value-type="float" office:value="0.7113" calcext:value-type="float">
            <text:p>7.11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9.39" calcext:value-type="float">
            <text:p>39.3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33.67" calcext:value-type="float">
            <text:p>35433.6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82" calcext:value-type="float">
            <text:p>0.6082</text:p>
          </table:table-cell>
          <table:table-cell table:style-name="ce2" office:value-type="float" office:value="0.7152" calcext:value-type="float">
            <text:p>0.7152</text:p>
          </table:table-cell>
          <table:table-cell table:style-name="ce4" office:value-type="float" office:value="6.71" calcext:value-type="float">
            <text:p>6.7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33.64" calcext:value-type="float">
            <text:p>35533.64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6" calcext:value-type="float">
            <text:p>0.606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4" office:value-type="float" office:value="2.55" calcext:value-type="float">
            <text:p>2.55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99.78" calcext:value-type="float">
            <text:p>35499.7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71" calcext:value-type="float">
            <text:p>0.6071</text:p>
          </table:table-cell>
          <table:table-cell table:style-name="ce2" office:value-type="float" office:value="0.7139" calcext:value-type="float">
            <text:p>0.7139</text:p>
          </table:table-cell>
          <table:table-cell table:style-name="ce4" office:value-type="float" office:value="1.61" calcext:value-type="float">
            <text:p>1.6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4.86" calcext:value-type="float">
            <text:p>34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51.36" calcext:value-type="float">
            <text:p>35451.3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75" calcext:value-type="float">
            <text:p>0.6075</text:p>
          </table:table-cell>
          <table:table-cell table:style-name="ce2" office:value-type="float" office:value="0.718" calcext:value-type="float">
            <text:p>0.71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4.38" calcext:value-type="float">
            <text:p>3558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61" calcext:value-type="float">
            <text:p>0.6061</text:p>
          </table:table-cell>
          <table:table-cell table:style-name="ce2" office:value-type="float" office:value="0.7119" calcext:value-type="float">
            <text:p>0.711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/>
          <table:table-cell/>
          <table:table-cell office:value-type="string" calcext:value-type="string">
            <text:p>For each param, the time taken for GMRES iterations is roughly same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49.52" calcext:value-type="float">
            <text:p>49.52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21.48" calcext:value-type="float">
            <text:p>43521.4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9" calcext:value-type="float">
            <text:p>0.5949</text:p>
          </table:table-cell>
          <table:table-cell table:style-name="ce3" office:value-type="float" office:value="0.7706" calcext:value-type="float">
            <text:p>7.71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48.79" calcext:value-type="float">
            <text:p>48.7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73.03" calcext:value-type="float">
            <text:p>43573.03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55" calcext:value-type="float">
            <text:p>0.5955</text:p>
          </table:table-cell>
          <table:table-cell table:style-name="ce2" office:value-type="float" office:value="0.767" calcext:value-type="float">
            <text:p>0.767</text:p>
          </table:table-cell>
          <table:table-cell table:style-name="ce4" office:value-type="float" office:value="8.89" calcext:value-type="float">
            <text:p>8.89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40.83" calcext:value-type="float">
            <text:p>40.8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9.55" calcext:value-type="float">
            <text:p>43479.5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65" calcext:value-type="float">
            <text:p>0.5965</text:p>
          </table:table-cell>
          <table:table-cell table:style-name="ce2" office:value-type="float" office:value="0.7765" calcext:value-type="float">
            <text:p>0.7765</text:p>
          </table:table-cell>
          <table:table-cell table:style-name="ce4" office:value-type="float" office:value="3.77" calcext:value-type="float">
            <text:p>3.7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3.35" calcext:value-type="float">
            <text:p>43473.3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65" calcext:value-type="float">
            <text:p>0.5965</text:p>
          </table:table-cell>
          <table:table-cell table:style-name="ce2" office:value-type="float" office:value="0.7766" calcext:value-type="float">
            <text:p>0.7766</text:p>
          </table:table-cell>
          <table:table-cell table:style-name="ce4" office:value-type="float" office:value="2.22" calcext:value-type="float">
            <text:p>2.2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5.31" calcext:value-type="float">
            <text:p>35.3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357.38" calcext:value-type="float">
            <text:p>43357.3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79" calcext:value-type="float">
            <text:p>0.5979</text:p>
          </table:table-cell>
          <table:table-cell table:style-name="ce2" office:value-type="float" office:value="0.7838" calcext:value-type="float">
            <text:p>0.783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5.95" calcext:value-type="float">
            <text:p>35.9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18.08" calcext:value-type="float">
            <text:p>43518.0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57" calcext:value-type="float">
            <text:p>0.5957</text:p>
          </table:table-cell>
          <table:table-cell table:style-name="ce2" office:value-type="float" office:value="0.7843" calcext:value-type="float">
            <text:p>0.7843</text:p>
          </table:table-cell>
          <table:table-cell table:style-name="ce4" office:value-type="float" office:value="1.3" calcext:value-type="float">
            <text:p>1.3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SizeG <text:s/>3843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34995 x 934995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6.69" calcext:value-type="float">
            <text:p>16.69</text:p>
          </table:table-cell>
          <table:table-cell table:style-name="ce2" office:value-type="float" office:value="11859896.02" calcext:value-type="float">
            <text:p>11859896.02</text:p>
          </table:table-cell>
          <table:table-cell table:style-name="ce2" office:value-type="float" office:value="55358.97" calcext:value-type="float">
            <text:p>55358.97</text:p>
          </table:table-cell>
          <table:table-cell table:style-name="ce2" office:value-type="float" office:value="0.3907" calcext:value-type="float">
            <text:p>0.3907</text:p>
          </table:table-cell>
          <table:table-cell table:style-name="ce2" office:value-type="float" office:value="0.646" calcext:value-type="float">
            <text:p>0.646</text:p>
          </table:table-cell>
          <table:table-cell table:style-name="ce3" office:value-type="float" office:value="0.7523" calcext:value-type="float">
            <text:p>7.52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string" calcext:value-type="string">
            <text:p>SizeG 27612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60174 x 960174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67.13" calcext:value-type="float">
            <text:p>567.1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328.04" calcext:value-type="float">
            <text:p>67328.04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892" calcext:value-type="float">
            <text:p>0.5892</text:p>
          </table:table-cell>
          <table:table-cell table:style-name="ce3" office:value-type="float" office:value="0.9645" calcext:value-type="float">
            <text:p>9.65E-01</text:p>
          </table:table-cell>
          <table:table-cell table:style-name="ce4" table:number-columns-repeated="2"/>
          <table:table-cell office:value-type="string" calcext:value-type="string">
            <text:p>Exited after 33 iteration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87620.15" calcext:value-type="float">
            <text:p>87620.15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741" calcext:value-type="float">
            <text:p>0.5741</text:p>
          </table:table-cell>
          <table:table-cell table:style-name="ce3" office:value-type="float" office:value="0.9616" calcext:value-type="float">
            <text:p>9.62E-01</text:p>
          </table:table-cell>
          <table:table-cell table:style-name="ce4" table:number-columns-repeated="2"/>
          <table:table-cell office:value-type="string" calcext:value-type="string">
            <text:p>19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89.17" calcext:value-type="float">
            <text:p>189.17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210592.13" calcext:value-type="float">
            <text:p>210592.13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066" calcext:value-type="float">
            <text:p>0.5066</text:p>
          </table:table-cell>
          <table:table-cell table:style-name="ce2" office:value-type="float" office:value="0.9848" calcext:value-type="float">
            <text:p>0.9848</text:p>
          </table:table-cell>
          <table:table-cell table:style-name="ce4" office:value-type="float" office:value="96.65" calcext:value-type="float">
            <text:p>96.65</text:p>
          </table:table-cell>
          <table:table-cell table:style-name="ce4"/>
          <table:table-cell office:value-type="string" calcext:value-type="string">
            <text:p>2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24.82" calcext:value-type="float">
            <text:p>124.82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219.22" calcext:value-type="float">
            <text:p>67219.22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78" calcext:value-type="float">
            <text:p>0.578</text:p>
          </table:table-cell>
          <table:table-cell table:style-name="ce2" office:value-type="float" office:value="0.9714" calcext:value-type="float">
            <text:p>0.9714</text:p>
          </table:table-cell>
          <table:table-cell table:style-name="ce4" office:value-type="float" office:value="36.38" calcext:value-type="float">
            <text:p>36.38</text:p>
          </table:table-cell>
          <table:table-cell table:style-name="ce4"/>
          <table:table-cell office:value-type="string" calcext:value-type="string">
            <text:p>27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96.26" calcext:value-type="float">
            <text:p>96.26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1094896.66" calcext:value-type="float">
            <text:p>1094896.66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4157" calcext:value-type="float">
            <text:p>0.4157</text:p>
          </table:table-cell>
          <table:table-cell table:style-name="ce2" office:value-type="float" office:value="1.294" calcext:value-type="float">
            <text:p>1.294</text:p>
          </table:table-cell>
          <table:table-cell table:style-name="ce4" office:value-type="float" office:value="21.76" calcext:value-type="float">
            <text:p>21.76</text:p>
          </table:table-cell>
          <table:table-cell table:style-name="ce4"/>
          <table:table-cell office:value-type="string" calcext:value-type="string">
            <text:p>1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94.05" calcext:value-type="float">
            <text:p>94.05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2260.33" calcext:value-type="float">
            <text:p>62260.33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.019" calcext:value-type="float">
            <text:p>2.019</text:p>
          </table:table-cell>
          <table:table-cell table:style-name="ce4" office:value-type="float" office:value="14.28" calcext:value-type="float">
            <text:p>14.28</text:p>
          </table:table-cell>
          <table:table-cell table:style-name="ce4"/>
          <table:table-cell office:value-type="string" calcext:value-type="string">
            <text:p>48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1.33" calcext:value-type="float">
            <text:p>91.3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59613.2" calcext:value-type="float">
            <text:p>59613.2</text:p>
          </table:table-cell>
          <table:table-cell table:style-name="ce2" office:value-type="float" office:value="0.2364" calcext:value-type="float">
            <text:p>0.2364</text:p>
          </table:table-cell>
          <table:table-cell table:style-name="ce2" office:value-type="float" office:value="0.5858" calcext:value-type="float">
            <text:p>0.5858</text:p>
          </table:table-cell>
          <table:table-cell table:style-name="ce2" office:value-type="float" office:value="1.035" calcext:value-type="float">
            <text:p>1.035</text:p>
          </table:table-cell>
          <table:table-cell table:style-name="ce4" office:value-type="float" office:value="10.26" calcext:value-type="float">
            <text:p>10.26</text:p>
          </table:table-cell>
          <table:table-cell table:style-name="ce4"/>
          <table:table-cell office:value-type="string" calcext:value-type="string">
            <text:p>64 iterations</text:p>
          </table:table-cell>
          <table:table-cell/>
        </table:table-row>
        <table:table-row table:style-name="ro1" table:number-rows-repeated="2">
          <table:table-cell table:style-name="ce1" table:number-columns-repeated="2"/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ce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637382 x 163738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20,tol : 1e-02</text:p>
          </table:table-cell>
          <table:table-cell table:style-name="ce2"/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table:number-columns-repeated="8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5"/>
          <table:table-cell table:style-name="ce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table:number-columns-repeated="6"/>
          <table:table-cell table:style-name="ce4" table:number-columns-repeated="2"/>
          <table:table-cell table:number-columns-repeated="2"/>
        </table:table-row>
        <table:table-row table:style-name="ro1" table:number-rows-repeated="10483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undle_large_lifted_schur(50)" table:style-name="ta1">
        <table:table-column table:style-name="co1" table:default-cell-style-name="ce1"/>
        <table:table-column table:style-name="co10" table:default-cell-style-name="ce1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25,tol : 1e-02</text:p>
          </table:table-cell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33" calcext:value-type="float">
            <text:p>0.33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48" calcext:value-type="float">
            <text:p>824.4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" calcext:value-type="float">
            <text:p>0.722</text:p>
          </table:table-cell>
          <table:table-cell office:value-type="float" office:value="1.048" calcext:value-type="float">
            <text:p>1.0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0.48" calcext:value-type="float">
            <text:p>0.48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6.58" calcext:value-type="float">
            <text:p>826.5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45" calcext:value-type="float">
            <text:p>0.4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5.02" calcext:value-type="float">
            <text:p>825.0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989" calcext:value-type="float">
            <text:p>0.989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41" calcext:value-type="float">
            <text:p>0.4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5.42" calcext:value-type="float">
            <text:p>825.4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44" calcext:value-type="float">
            <text:p>0.44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6.07" calcext:value-type="float">
            <text:p>826.0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42" calcext:value-type="float">
            <text:p>0.42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89" calcext:value-type="float">
            <text:p>824.8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50,tol : 1e-02</text:p>
          </table:table-cell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36" calcext:value-type="float">
            <text:p>0.3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7" calcext:value-type="float">
            <text:p>823.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6" calcext:value-type="float">
            <text:p>0.7216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0.5" calcext:value-type="float">
            <text:p>0.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5" calcext:value-type="float">
            <text:p>824.5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46" calcext:value-type="float">
            <text:p>0.4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13" calcext:value-type="float">
            <text:p>824.13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44" calcext:value-type="float">
            <text:p>0.44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32" calcext:value-type="float">
            <text:p>824.3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2" calcext:value-type="float">
            <text:p>0.7212</text:p>
          </table:table-cell>
          <table:table-cell office:value-type="float" office:value="1.052" calcext:value-type="float">
            <text:p>1.052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43" calcext:value-type="float">
            <text:p>0.43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6.42" calcext:value-type="float">
            <text:p>826.4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43" calcext:value-type="float">
            <text:p>0.43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48" calcext:value-type="float">
            <text:p>824.4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25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4" calcext:value-type="float">
            <text:p>0.8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6.45" calcext:value-type="float">
            <text:p>2596.4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37" calcext:value-type="float">
            <text:p>0.6337</text:p>
          </table:table-cell>
          <table:table-cell table:style-name="ce3" office:value-type="float" office:value="0.8262" calcext:value-type="float">
            <text:p>8.26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.77" calcext:value-type="float">
            <text:p>1.7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9.85" calcext:value-type="float">
            <text:p>2549.8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.53" calcext:value-type="float">
            <text:p>1.53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7.51" calcext:value-type="float">
            <text:p>2547.51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1.37" calcext:value-type="float">
            <text:p>1.3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4" calcext:value-type="float">
            <text:p>0.6494</text:p>
          </table:table-cell>
          <table:table-cell table:style-name="ce3" office:value-type="float" office:value="0.9272" calcext:value-type="float">
            <text:p>9.27E-01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.36" calcext:value-type="float">
            <text:p>1.3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9.41" calcext:value-type="float">
            <text:p>2539.41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1.39" calcext:value-type="float">
            <text:p>1.39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3.26" calcext:value-type="float">
            <text:p>2573.2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33" calcext:value-type="float">
            <text:p>0.6433</text:p>
          </table:table-cell>
          <table:table-cell office:value-type="float" office:value="1.02" calcext:value-type="float">
            <text:p>1.0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5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74" calcext:value-type="float">
            <text:p>0.7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6.42" calcext:value-type="float">
            <text:p>2596.4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34" calcext:value-type="float">
            <text:p>0.6334</text:p>
          </table:table-cell>
          <table:table-cell table:style-name="ce3" office:value-type="float" office:value="1.316" calcext:value-type="float">
            <text:p>1.32E+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.8" calcext:value-type="float">
            <text:p>1.8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7.09" calcext:value-type="float">
            <text:p>2547.0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8" calcext:value-type="float">
            <text:p>0.6468</text:p>
          </table:table-cell>
          <table:table-cell office:value-type="float" office:value="1.24" calcext:value-type="float">
            <text:p>1.24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.51" calcext:value-type="float">
            <text:p>1.5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8.6" calcext:value-type="float">
            <text:p>2538.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1" calcext:value-type="float">
            <text:p>0.6481</text:p>
          </table:table-cell>
          <table:table-cell office:value-type="float" office:value="130.62" calcext:value-type="float">
            <text:p>130.62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1.45" calcext:value-type="float">
            <text:p>1.4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2.06" calcext:value-type="float">
            <text:p>2542.0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7" calcext:value-type="float">
            <text:p>0.6487</text:p>
          </table:table-cell>
          <table:table-cell table:style-name="ce3" office:value-type="float" office:value="0.8911" calcext:value-type="float">
            <text:p>8.91E-01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.34" calcext:value-type="float">
            <text:p>1.3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7.14" calcext:value-type="float">
            <text:p>2537.1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5" calcext:value-type="float">
            <text:p>0.6485</text:p>
          </table:table-cell>
          <table:table-cell office:value-type="float" office:value="1.24" calcext:value-type="float">
            <text:p>1.2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1.55" calcext:value-type="float">
            <text:p>1.5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52.1" calcext:value-type="float">
            <text:p>2552.1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25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142020.6" calcext:value-type="float">
            <text:p>142020.6</text:p>
          </table:table-cell>
          <table:table-cell/>
          <table:table-cell office:value-type="float" office:value="0.4922" calcext:value-type="float">
            <text:p>0.4922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.16" calcext:value-type="float">
            <text:p>6.16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15.67" calcext:value-type="float">
            <text:p>6215.6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973" calcext:value-type="float">
            <text:p>0.7973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4.67" calcext:value-type="float">
            <text:p>4.6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32" calcext:value-type="float">
            <text:p>623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4.42" calcext:value-type="float">
            <text:p>4.42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85.23" calcext:value-type="float">
            <text:p>6285.23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4.18" calcext:value-type="float">
            <text:p>4.1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15.34" calcext:value-type="float">
            <text:p>6215.3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.9" calcext:value-type="float">
            <text:p>3.9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189.05" calcext:value-type="float">
            <text:p>6189.0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50, restart:5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142020.6" calcext:value-type="float">
            <text:p>142020.6</text:p>
          </table:table-cell>
          <table:table-cell/>
          <table:table-cell office:value-type="float" office:value="0.4922" calcext:value-type="float">
            <text:p>0.4922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.37" calcext:value-type="float">
            <text:p>6.3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47.02" calcext:value-type="float">
            <text:p>6247.0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648" calcext:value-type="float">
            <text:p>0.7648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4.94" calcext:value-type="float">
            <text:p>4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43.26" calcext:value-type="float">
            <text:p>6343.26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4.41" calcext:value-type="float">
            <text:p>4.4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29.44" calcext:value-type="float">
            <text:p>6229.4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77" calcext:value-type="float">
            <text:p>0.77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4.46" calcext:value-type="float">
            <text:p>4.46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20.22" calcext:value-type="float">
            <text:p>6320.2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4.23" calcext:value-type="float">
            <text:p>4.2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41.98" calcext:value-type="float">
            <text:p>6241.98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75020 x 175020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97709 x 19770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9.67" calcext:value-type="float">
            <text:p>9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" calcext:value-type="float">
            <text:p>8534.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" calcext:value-type="float">
            <text:p>0.629</text:p>
          </table:table-cell>
          <table:table-cell table:style-name="ce3" office:value-type="float" office:value="20.5" calcext:value-type="float">
            <text:p>2.05E+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4.4" calcext:value-type="float">
            <text:p>14.4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1.32" calcext:value-type="float">
            <text:p>8671.3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7835" calcext:value-type="float">
            <text:p>0.7835</text:p>
          </table:table-cell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0.94" calcext:value-type="float">
            <text:p>10.94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50.96" calcext:value-type="float">
            <text:p>8650.96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7829" calcext:value-type="float">
            <text:p>0.7829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0.28" calcext:value-type="float">
            <text:p>10.2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0.46" calcext:value-type="float">
            <text:p>8670.46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35" calcext:value-type="float">
            <text:p>10.35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59.87" calcext:value-type="float">
            <text:p>8759.87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9.43" calcext:value-type="float">
            <text:p>9.4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26.91" calcext:value-type="float">
            <text:p>8626.91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7887" calcext:value-type="float">
            <text:p>0.7887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92" calcext:value-type="float">
            <text:p>25.9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19405.38" calcext:value-type="float">
            <text:p>119405.3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07" calcext:value-type="float">
            <text:p>0.5307</text:p>
          </table:table-cell>
          <table:table-cell table:style-name="ce3" office:value-type="float" office:value="0.6932" calcext:value-type="float">
            <text:p>6.9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1.64" calcext:value-type="float">
            <text:p>31.6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6020.05" calcext:value-type="float">
            <text:p>56020.0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6827" calcext:value-type="float">
            <text:p>0.6827</text:p>
          </table:table-cell>
          <table:table-cell office:value-type="float" office:value="10.86" calcext:value-type="float">
            <text:p>10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2.36" calcext:value-type="float">
            <text:p>22.36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7633.81" calcext:value-type="float">
            <text:p>87633.81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6864" calcext:value-type="float">
            <text:p>0.6864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0.71" calcext:value-type="float">
            <text:p>20.71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0140.91" calcext:value-type="float">
            <text:p>130140.91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6953" calcext:value-type="float">
            <text:p>0.6953</text:p>
          </table:table-cell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8.92" calcext:value-type="float">
            <text:p>18.9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8543.5" calcext:value-type="float">
            <text:p>18543.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17.2" calcext:value-type="float">
            <text:p>17.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10573.33" calcext:value-type="float">
            <text:p>110573.3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6914" calcext:value-type="float">
            <text:p>0.6914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642" calcext:value-type="float">
            <text:p>1642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76238 x 476238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8.61" calcext:value-type="float">
            <text:p>28.61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1.86" calcext:value-type="float">
            <text:p>35561.8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7" calcext:value-type="float">
            <text:p>0.6047</text:p>
          </table:table-cell>
          <table:table-cell table:style-name="ce3" office:value-type="float" office:value="0.7113" calcext:value-type="float">
            <text:p>7.11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9" calcext:value-type="float">
            <text:p>39.39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33.67" calcext:value-type="float">
            <text:p>35433.67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7152" calcext:value-type="float">
            <text:p>0.7152</text:p>
          </table:table-cell>
          <table:table-cell office:value-type="float" office:value="6.71" calcext:value-type="float">
            <text:p>6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6.29" calcext:value-type="float">
            <text:p>36.29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33.64" calcext:value-type="float">
            <text:p>35533.64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7219" calcext:value-type="float">
            <text:p>0.7219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36.84" calcext:value-type="float">
            <text:p>36.84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99.78" calcext:value-type="float">
            <text:p>35499.7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7139" calcext:value-type="float">
            <text:p>0.7139</text:p>
          </table:table-cell>
          <table:table-cell office:value-type="float" office:value="1.61" calcext:value-type="float">
            <text:p>1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34.86" calcext:value-type="float">
            <text:p>34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51.36" calcext:value-type="float">
            <text:p>35451.3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718" calcext:value-type="float">
            <text:p>0.718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4.65" calcext:value-type="float">
            <text:p>34.65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84.38" calcext:value-type="float">
            <text:p>35584.3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or each param, the time taken for GMRES iterations is roughly same.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9.52" calcext:value-type="float">
            <text:p>49.5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1.48" calcext:value-type="float">
            <text:p>43521.4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706" calcext:value-type="float">
            <text:p>7.71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48.79" calcext:value-type="float">
            <text:p>48.7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73.03" calcext:value-type="float">
            <text:p>43573.0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767" calcext:value-type="float">
            <text:p>0.767</text:p>
          </table:table-cell>
          <table:table-cell office:value-type="float" office:value="8.89" calcext:value-type="float">
            <text:p>8.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40.83" calcext:value-type="float">
            <text:p>40.83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55" calcext:value-type="float">
            <text:p>43479.55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765" calcext:value-type="float">
            <text:p>0.7765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36.5" calcext:value-type="float">
            <text:p>36.5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3.35" calcext:value-type="float">
            <text:p>43473.35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766" calcext:value-type="float">
            <text:p>0.7766</text:p>
          </table:table-cell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35.31" calcext:value-type="float">
            <text:p>35.3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357.38" calcext:value-type="float">
            <text:p>43357.3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7838" calcext:value-type="float">
            <text:p>0.7838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5.95" calcext:value-type="float">
            <text:p>35.95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18.08" calcext:value-type="float">
            <text:p>43518.0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7843" calcext:value-type="float">
            <text:p>0.7843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SizeG <text:s/>3843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934995 x 934995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6.69" calcext:value-type="float">
            <text:p>16.69</text:p>
          </table:table-cell>
          <table:table-cell office:value-type="float" office:value="11859896.02" calcext:value-type="float">
            <text:p>11859896.02</text:p>
          </table:table-cell>
          <table:table-cell office:value-type="float" office:value="55358.97" calcext:value-type="float">
            <text:p>55358.97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646" calcext:value-type="float">
            <text:p>0.646</text:p>
          </table:table-cell>
          <table:table-cell table:style-name="ce3" office:value-type="float" office:value="0.7523" calcext:value-type="float">
            <text:p>7.52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68" calcext:value-type="float">
            <text:p>3068</text:p>
          </table:table-cell>
          <table:table-cell office:value-type="string" calcext:value-type="string">
            <text:p>SizeG 27612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960174 x 96017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67.13" calcext:value-type="float">
            <text:p>567.13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67328.04" calcext:value-type="float">
            <text:p>67328.0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92" calcext:value-type="float">
            <text:p>0.5892</text:p>
          </table:table-cell>
          <table:table-cell table:style-name="ce3" office:value-type="float" office:value="0.9645" calcext:value-type="float">
            <text:p>9.65E-01</text:p>
          </table:table-cell>
          <table:table-cell/>
          <table:table-cell office:value-type="string" calcext:value-type="string">
            <text:p>Exited after 33 iteration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lock Jacobi</text:p>
          </table:table-cell>
          <table:table-cell office:value-type="float" office:value="37.8" calcext:value-type="float">
            <text:p>37.8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87620.15" calcext:value-type="float">
            <text:p>87620.1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741" calcext:value-type="float">
            <text:p>0.5741</text:p>
          </table:table-cell>
          <table:table-cell table:style-name="ce3" office:value-type="float" office:value="0.9616" calcext:value-type="float">
            <text:p>9.62E-01</text:p>
          </table:table-cell>
          <table:table-cell/>
          <table:table-cell office:value-type="string" calcext:value-type="string">
            <text:p>19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89.17" calcext:value-type="float">
            <text:p>189.17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210592.13" calcext:value-type="float">
            <text:p>210592.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9848" calcext:value-type="float">
            <text:p>0.9848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24.82" calcext:value-type="float">
            <text:p>124.82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67219.22" calcext:value-type="float">
            <text:p>67219.22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78" calcext:value-type="float">
            <text:p>0.578</text:p>
          </table:table-cell>
          <table:table-cell office:value-type="float" office:value="0.9714" calcext:value-type="float">
            <text:p>0.9714</text:p>
          </table:table-cell>
          <table:table-cell office:value-type="float" office:value="36.38" calcext:value-type="float">
            <text:p>36.38</text:p>
          </table:table-cell>
          <table:table-cell office:value-type="string" calcext:value-type="string">
            <text:p>27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96.26" calcext:value-type="float">
            <text:p>96.26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1094896.66" calcext:value-type="float">
            <text:p>1094896.66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4157" calcext:value-type="float">
            <text:p>0.4157</text:p>
          </table:table-cell>
          <table:table-cell office:value-type="float" office:value="1.294" calcext:value-type="float">
            <text:p>1.294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16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94.05" calcext:value-type="float">
            <text:p>94.05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62260.33" calcext:value-type="float">
            <text:p>62260.3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" calcext:value-type="float">
            <text:p>0.58</text:p>
          </table:table-cell>
          <table:table-cell office:value-type="float" office:value="2.019" calcext:value-type="float">
            <text:p>2.019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48 iter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91.33" calcext:value-type="float">
            <text:p>91.33</text:p>
          </table:table-cell>
          <table:table-cell office:value-type="float" office:value="16478504.86" calcext:value-type="float">
            <text:p>16478504.86</text:p>
          </table:table-cell>
          <table:table-cell office:value-type="float" office:value="59613.2" calcext:value-type="float">
            <text:p>59613.2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58" calcext:value-type="float">
            <text:p>0.5858</text:p>
          </table:table-cell>
          <table:table-cell office:value-type="float" office:value="1.035" calcext:value-type="float">
            <text:p>1.035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64 iterations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71" calcext:value-type="float">
            <text:p>871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ce5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744" calcext:value-type="float">
            <text:p>744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637382 x 163738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office:value-type="string" calcext:value-type="string">
            <text:p>SizeG 16002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2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25.06" calcext:value-type="float">
            <text:p>125.06</text:p>
          </table:table-cell>
          <table:table-cell office:value-type="float" office:value="2168721.26" calcext:value-type="float">
            <text:p>2168721.26</text:p>
          </table:table-cell>
          <table:table-cell office:value-type="float" office:value="171991.45" calcext:value-type="float">
            <text:p>171991.4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number-columns-repeated="9"/>
        </table:table-row>
      </table:table>
      <table:table table:name="matlab_timings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ce10"/>
        <table:table-column table:style-name="co20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7337" calcext:value-type="float">
            <text:p>0.7337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33" calcext:value-type="float">
            <text:p>824.33</text:p>
          </table:table-cell>
          <table:table-cell table:style-name="ce2" office:value-type="float" office:value="0.9661" calcext:value-type="float">
            <text:p>0.966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416" calcext:value-type="float">
            <text:p>0.416</text:p>
          </table:table-cell>
          <table:table-cell table:style-name="ce4" office:value-type="float" office:value="46" calcext:value-type="float">
            <text:p>46</text:p>
          </table:table-cell>
          <table:table-cell table:style-name="ce11" table:formula="of:=[.H7]/[.I7]" office:value-type="float" office:value="0.00904347826086957" calcext:value-type="float">
            <text:p>0.0090</text:p>
          </table:table-cell>
          <table:table-cell table:style-name="ce4" office:value-type="float" office:value="0.0073" calcext:value-type="float">
            <text:p>0.007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3.06" calcext:value-type="float">
            <text:p>823.06</text:p>
          </table:table-cell>
          <table:table-cell table:style-name="ce2" office:value-type="float" office:value="0.6852" calcext:value-type="float">
            <text:p>0.6852</text:p>
          </table:table-cell>
          <table:table-cell table:style-name="ce4" office:value-type="float" office:value="0.058" calcext:value-type="float">
            <text:p>0.058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63" calcext:value-type="float">
            <text:p>63</text:p>
          </table:table-cell>
          <table:table-cell table:style-name="ce11" table:formula="of:=[.H8]/[.I8]" office:value-type="float" office:value="0.00955555555555556" calcext:value-type="float">
            <text:p>0.0096</text:p>
          </table:table-cell>
          <table:table-cell table:style-name="ce4" office:value-type="float" office:value="0.0184" calcext:value-type="float">
            <text:p>0.01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58" calcext:value-type="float">
            <text:p>821.58</text:p>
          </table:table-cell>
          <table:table-cell table:style-name="ce2" office:value-type="float" office:value="0.7478" calcext:value-type="float">
            <text:p>0.7478</text:p>
          </table:table-cell>
          <table:table-cell table:style-name="ce4" office:value-type="float" office:value="0.031" calcext:value-type="float">
            <text:p>0.031</text:p>
          </table:table-cell>
          <table:table-cell table:style-name="ce4" office:value-type="float" office:value="0.531" calcext:value-type="float">
            <text:p>0.531</text:p>
          </table:table-cell>
          <table:table-cell table:style-name="ce4" office:value-type="float" office:value="56" calcext:value-type="float">
            <text:p>56</text:p>
          </table:table-cell>
          <table:table-cell table:style-name="ce11" table:formula="of:=[.H9]/[.I9]" office:value-type="float" office:value="0.00948214285714286" calcext:value-type="float">
            <text:p>0.0095</text:p>
          </table:table-cell>
          <table:table-cell table:style-name="ce4" office:value-type="float" office:value="0.009" calcext:value-type="float">
            <text:p>0.00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7" calcext:value-type="float">
            <text:p>821.67</text:p>
          </table:table-cell>
          <table:table-cell table:style-name="ce2" office:value-type="float" office:value="0.758" calcext:value-type="float">
            <text:p>0.758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0.507" calcext:value-type="float">
            <text:p>0.507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H10]/[.I10]" office:value-type="float" office:value="0.00975" calcext:value-type="float">
            <text:p>0.0098</text:p>
          </table:table-cell>
          <table:table-cell table:style-name="ce4" office:value-type="float" office:value="0.0084" calcext:value-type="float">
            <text:p>0.008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1.62" calcext:value-type="float">
            <text:p>821.62</text:p>
          </table:table-cell>
          <table:table-cell table:style-name="ce2" office:value-type="float" office:value="0.7694" calcext:value-type="float">
            <text:p>0.769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[.C11]-[.G11]" office:value-type="float" office:value="0.627" calcext:value-type="float">
            <text:p>0.62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19.64" calcext:value-type="float">
            <text:p>819.64</text:p>
          </table:table-cell>
          <table:table-cell table:style-name="ce2" office:value-type="float" office:value="0.9473" calcext:value-type="float">
            <text:p>0.9473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[.C12]-[.G12]" office:value-type="float" office:value="0.577" calcext:value-type="float">
            <text:p>0.57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8938" calcext:value-type="float">
            <text:p>0.8938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04" calcext:value-type="float">
            <text:p>2595.04</text:p>
          </table:table-cell>
          <table:table-cell table:style-name="ce3" office:value-type="float" office:value="0.8289" calcext:value-type="float">
            <text:p>8.29E-01</text:p>
          </table:table-cell>
          <table:table-cell table:style-name="ce4"/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9" calcext:value-type="float">
            <text:p>19</text:p>
          </table:table-cell>
          <table:table-cell table:style-name="ce11" table:formula="of:=[.H20]/[.I20]" office:value-type="float" office:value="0.0378947368421053" calcext:value-type="float">
            <text:p>0.0379</text:p>
          </table:table-cell>
          <table:table-cell table:style-name="ce4" office:value-type="float" office:value="0.002" calcext:value-type="float">
            <text:p>0.00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3.99" calcext:value-type="float">
            <text:p>2543.99</text:p>
          </table:table-cell>
          <table:table-cell table:style-name="ce2" office:value-type="float" office:value="4.197" calcext:value-type="float">
            <text:p>4.19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879" calcext:value-type="float">
            <text:p>1.879</text:p>
          </table:table-cell>
          <table:table-cell table:style-name="ce4" office:value-type="float" office:value="61" calcext:value-type="float">
            <text:p>61</text:p>
          </table:table-cell>
          <table:table-cell table:style-name="ce11" table:formula="of:=[.H21]/[.I21]" office:value-type="float" office:value="0.0308032786885246" calcext:value-type="float">
            <text:p>0.0308</text:p>
          </table:table-cell>
          <table:table-cell table:style-name="ce4" office:value-type="float" office:value="0.019" calcext:value-type="float">
            <text:p>0.01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69" calcext:value-type="float">
            <text:p>2548.69</text:p>
          </table:table-cell>
          <table:table-cell table:style-name="ce2" office:value-type="float" office:value="0.8905" calcext:value-type="float">
            <text:p>0.890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.534" calcext:value-type="float">
            <text:p>1.534</text:p>
          </table:table-cell>
          <table:table-cell table:style-name="ce4" office:value-type="float" office:value="47" calcext:value-type="float">
            <text:p>47</text:p>
          </table:table-cell>
          <table:table-cell table:style-name="ce11" table:formula="of:=[.H22]/[.I22]" office:value-type="float" office:value="0.0326382978723404" calcext:value-type="float">
            <text:p>0.0326</text:p>
          </table:table-cell>
          <table:table-cell table:style-name="ce4" office:value-type="float" office:value="0.018" calcext:value-type="float">
            <text:p>0.01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48.43" calcext:value-type="float">
            <text:p>2548.43</text:p>
          </table:table-cell>
          <table:table-cell table:style-name="ce3" office:value-type="float" office:value="0.8923" calcext:value-type="float">
            <text:p>8.92E-0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633" calcext:value-type="float">
            <text:p>1.633</text:p>
          </table:table-cell>
          <table:table-cell table:style-name="ce4" office:value-type="float" office:value="52" calcext:value-type="float">
            <text:p>52</text:p>
          </table:table-cell>
          <table:table-cell table:style-name="ce11" table:formula="of:=[.H23]/[.I23]" office:value-type="float" office:value="0.0314038461538462" calcext:value-type="float">
            <text:p>0.0314</text:p>
          </table:table-cell>
          <table:table-cell table:style-name="ce4" office:value-type="float" office:value="0.017" calcext:value-type="float">
            <text:p>0.01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34.27" calcext:value-type="float">
            <text:p>2534.27</text:p>
          </table:table-cell>
          <table:table-cell table:style-name="ce2" office:value-type="float" office:value="8.15" calcext:value-type="float">
            <text:p>8.1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table:formula="of:=[.C24]-[.G24]" office:value-type="float" office:value="1.47" calcext:value-type="float">
            <text:p>1.47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51.6" calcext:value-type="float">
            <text:p>2551.6</text:p>
          </table:table-cell>
          <table:table-cell table:style-name="ce2" office:value-type="float" office:value="0.9983" calcext:value-type="float">
            <text:p>0.998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table:formula="of:=[.C25]-[.G25]" office:value-type="float" office:value="2.19" calcext:value-type="float">
            <text:p>2.1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7043" calcext:value-type="float">
            <text:p>0.7043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67.22" calcext:value-type="float">
            <text:p>6367.22</text:p>
          </table:table-cell>
          <table:table-cell table:style-name="ce3" office:value-type="float" office:value="0.7311" calcext:value-type="float">
            <text:p>7.31E-01</text:p>
          </table:table-cell>
          <table:table-cell table:style-name="ce4"/>
          <table:table-cell table:style-name="ce4" office:value-type="float" office:value="6.07" calcext:value-type="float">
            <text:p>6.07</text:p>
          </table:table-cell>
          <table:table-cell table:style-name="ce4" office:value-type="float" office:value="76" calcext:value-type="float">
            <text:p>76</text:p>
          </table:table-cell>
          <table:table-cell table:style-name="ce11" table:formula="of:=[.H33]/[.I33]" office:value-type="float" office:value="0.0798684210526316" calcext:value-type="float">
            <text:p>0.0799</text:p>
          </table:table-cell>
          <table:table-cell table:style-name="ce4" office:value-type="float" office:value="0.122" calcext:value-type="float">
            <text:p>0.12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903.06" calcext:value-type="float">
            <text:p>6903.06</text:p>
          </table:table-cell>
          <table:table-cell table:style-name="ce2" office:value-type="float" office:value="0.6996" calcext:value-type="float">
            <text:p>0.6996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86" calcext:value-type="float">
            <text:p>86</text:p>
          </table:table-cell>
          <table:table-cell table:style-name="ce11" table:formula="of:=[.H34]/[.I34]" office:value-type="float" office:value="0.0779069767441861" calcext:value-type="float">
            <text:p>0.0779</text:p>
          </table:table-cell>
          <table:table-cell table:style-name="ce4" office:value-type="float" office:value="0.043" calcext:value-type="float">
            <text:p>0.043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76.57" calcext:value-type="float">
            <text:p>6376.57</text:p>
          </table:table-cell>
          <table:table-cell table:style-name="ce2" office:value-type="float" office:value="0.7394" calcext:value-type="float">
            <text:p>0.739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72" calcext:value-type="float">
            <text:p>72</text:p>
          </table:table-cell>
          <table:table-cell table:style-name="ce11" table:formula="of:=[.H35]/[.I35]" office:value-type="float" office:value="0.0747222222222222" calcext:value-type="float">
            <text:p>0.0747</text:p>
          </table:table-cell>
          <table:table-cell table:style-name="ce4" office:value-type="float" office:value="0.041" calcext:value-type="float">
            <text:p>0.041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233.95" calcext:value-type="float">
            <text:p>6233.95</text:p>
          </table:table-cell>
          <table:table-cell table:style-name="ce2" office:value-type="float" office:value="0.7639" calcext:value-type="float">
            <text:p>0.7639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73" calcext:value-type="float">
            <text:p>73</text:p>
          </table:table-cell>
          <table:table-cell table:style-name="ce11" table:formula="of:=[.H36]/[.I36]" office:value-type="float" office:value="0.0758904109589041" calcext:value-type="float">
            <text:p>0.0759</text:p>
          </table:table-cell>
          <table:table-cell table:style-name="ce4" office:value-type="float" office:value="0.037" calcext:value-type="float">
            <text:p>0.037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7.35" calcext:value-type="float">
            <text:p>6317.35</text:p>
          </table:table-cell>
          <table:table-cell table:style-name="ce2" office:value-type="float" office:value="0.7409" calcext:value-type="float">
            <text:p>0.740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table:formula="of:=[.C37]-[.G37]" office:value-type="float" office:value="6.42" calcext:value-type="float">
            <text:p>6.4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43.28" calcext:value-type="float">
            <text:p>6343.28</text:p>
          </table:table-cell>
          <table:table-cell table:style-name="ce2" office:value-type="float" office:value="0.7342" calcext:value-type="float">
            <text:p>0.7342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table:formula="of:=[.C38]-[.G38]" office:value-type="float" office:value="4.73" calcext:value-type="float">
            <text:p>4.73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SizeG <text:s/>2025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75020 x 175020</text:p>
          </table:table-cell>
          <table:table-cell table:style-name="ce2"/>
          <table:table-cell table:style-name="ce1" table:number-columns-repeated="3"/>
          <table:table-cell office:value-type="string" calcext:value-type="string">
            <text:p>MATLAB does not solve this problem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office:value-type="string" calcext:value-type="string">
            <text:p>MATLAB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06.26" calcext:value-type="float">
            <text:p>6406.26</text:p>
          </table:table-cell>
          <table:table-cell table:style-name="ce2" office:value-type="float" office:value="0.8754" calcext:value-type="float">
            <text:p>0.8754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76.96" calcext:value-type="float">
            <text:p>6476.96</text:p>
          </table:table-cell>
          <table:table-cell table:style-name="ce3" office:value-type="float" office:value="0.7963" calcext:value-type="float">
            <text:p>7.96E-01</text:p>
          </table:table-cell>
          <table:table-cell table:style-name="ce4"/>
          <table:table-cell table:style-name="ce4" office:value-type="float" office:value="8.52" calcext:value-type="float">
            <text:p>8.52</text:p>
          </table:table-cell>
          <table:table-cell table:style-name="ce4" office:value-type="float" office:value="89" calcext:value-type="float">
            <text:p>89</text:p>
          </table:table-cell>
          <table:table-cell table:style-name="ce11" table:formula="of:=[.H46]/[.I46]" office:value-type="float" office:value="0.0957303370786517" calcext:value-type="float">
            <text:p>0.0957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1.06" calcext:value-type="float">
            <text:p>11.06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63.04" calcext:value-type="float">
            <text:p>6563.04</text:p>
          </table:table-cell>
          <table:table-cell table:style-name="ce2" office:value-type="float" office:value="0.7941" calcext:value-type="float">
            <text:p>0.7941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9.23" calcext:value-type="float">
            <text:p>9.23</text:p>
          </table:table-cell>
          <table:table-cell table:style-name="ce4" office:value-type="float" office:value="102" calcext:value-type="float">
            <text:p>102</text:p>
          </table:table-cell>
          <table:table-cell table:style-name="ce11" table:formula="of:=[.H47]/[.I47]" office:value-type="float" office:value="0.0904901960784314" calcext:value-type="float">
            <text:p>0.090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659.89" calcext:value-type="float">
            <text:p>6659.89</text:p>
          </table:table-cell>
          <table:table-cell table:style-name="ce2" office:value-type="float" office:value="0.7296" calcext:value-type="float">
            <text:p>0.7296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102" calcext:value-type="float">
            <text:p>102</text:p>
          </table:table-cell>
          <table:table-cell table:style-name="ce11" table:formula="of:=[.H48]/[.I48]" office:value-type="float" office:value="0.0886274509803921" calcext:value-type="float">
            <text:p>0.088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841.61" calcext:value-type="float">
            <text:p>6841.61</text:p>
          </table:table-cell>
          <table:table-cell table:style-name="ce2" office:value-type="float" office:value="0.7085" calcext:value-type="float">
            <text:p>0.7085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8.45" calcext:value-type="float">
            <text:p>8.45</text:p>
          </table:table-cell>
          <table:table-cell table:style-name="ce4" office:value-type="float" office:value="95" calcext:value-type="float">
            <text:p>95</text:p>
          </table:table-cell>
          <table:table-cell table:style-name="ce11" table:formula="of:=[.H49]/[.I49]" office:value-type="float" office:value="0.0889473684210526" calcext:value-type="float">
            <text:p>0.0889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500.39" calcext:value-type="float">
            <text:p>6500.39</text:p>
          </table:table-cell>
          <table:table-cell table:style-name="ce2" office:value-type="float" office:value="0.8677" calcext:value-type="float">
            <text:p>0.867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122221.9172" calcext:value-type="float">
            <text:p>122221.9172</text:p>
          </table:table-cell>
          <table:table-cell table:style-name="ce2" office:value-type="float" office:value="6469.67" calcext:value-type="float">
            <text:p>6469.67</text:p>
          </table:table-cell>
          <table:table-cell table:style-name="ce2" office:value-type="float" office:value="0.8633" calcext:value-type="float">
            <text:p>0.8633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SizeG <text:s/>2313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97709 x 197709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61.01" calcext:value-type="float">
            <text:p>6761.01</text:p>
          </table:table-cell>
          <table:table-cell table:style-name="ce2" office:value-type="float" office:value="0.9254" calcext:value-type="float">
            <text:p>0.9254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74.86" calcext:value-type="float">
            <text:p>6774.86</text:p>
          </table:table-cell>
          <table:table-cell table:style-name="ce3" office:value-type="float" office:value="0.7689" calcext:value-type="float">
            <text:p>7.69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58.92" calcext:value-type="float">
            <text:p>6958.92</text:p>
          </table:table-cell>
          <table:table-cell table:style-name="ce2" office:value-type="float" office:value="0.7332" calcext:value-type="float">
            <text:p>0.733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798.26" calcext:value-type="float">
            <text:p>6798.26</text:p>
          </table:table-cell>
          <table:table-cell table:style-name="ce2" office:value-type="float" office:value="0.789" calcext:value-type="float">
            <text:p>0.78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121603.8088" calcext:value-type="float">
            <text:p>121603.8088</text:p>
          </table:table-cell>
          <table:table-cell table:style-name="ce2" office:value-type="float" office:value="6922" calcext:value-type="float">
            <text:p>6922</text:p>
          </table:table-cell>
          <table:table-cell table:style-name="ce2" office:value-type="float" office:value="0.7397" calcext:value-type="float">
            <text:p>0.7397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121603.8088" calcext:value-type="float">
            <text:p>121603.8088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3" office:value-type="float" office:value="0.7444" calcext:value-type="float">
            <text:p>7.44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34.8" calcext:value-type="float">
            <text:p>8534.8</text:p>
          </table:table-cell>
          <table:table-cell table:style-name="ce3" office:value-type="float" office:value="20.5" calcext:value-type="float">
            <text:p>2.05E+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1.32" calcext:value-type="float">
            <text:p>8671.32</text:p>
          </table:table-cell>
          <table:table-cell table:style-name="ce2" office:value-type="float" office:value="0.7835" calcext:value-type="float">
            <text:p>0.7835</text:p>
          </table:table-cell>
          <table:table-cell table:style-name="ce4" office:value-type="float" office:value="3.43" calcext:value-type="float">
            <text:p>3.4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0.94" calcext:value-type="float">
            <text:p>10.9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50.96" calcext:value-type="float">
            <text:p>8650.96</text:p>
          </table:table-cell>
          <table:table-cell table:style-name="ce2" office:value-type="float" office:value="0.7829" calcext:value-type="float">
            <text:p>0.782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70.46" calcext:value-type="float">
            <text:p>8670.46</text:p>
          </table:table-cell>
          <table:table-cell table:style-name="ce2" office:value-type="float" office:value="0.7759" calcext:value-type="float">
            <text:p>0.7759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office:value-type="float" office:value="10.35" calcext:value-type="float">
            <text:p>10.3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759.87" calcext:value-type="float">
            <text:p>8759.87</text:p>
          </table:table-cell>
          <table:table-cell table:style-name="ce2" office:value-type="float" office:value="0.7627" calcext:value-type="float">
            <text:p>0.762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626.91" calcext:value-type="float">
            <text:p>8626.91</text:p>
          </table:table-cell>
          <table:table-cell table:style-name="ce2" office:value-type="float" office:value="0.7887" calcext:value-type="float">
            <text:p>0.78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3" office:value-type="float" office:value="0.693" calcext:value-type="float">
            <text:p>6.9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5.92" calcext:value-type="float">
            <text:p>25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9405.38" calcext:value-type="float">
            <text:p>119405.38</text:p>
          </table:table-cell>
          <table:table-cell table:style-name="ce3" office:value-type="float" office:value="0.6932" calcext:value-type="float">
            <text:p>6.9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1.64" calcext:value-type="float">
            <text:p>31.6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56020.05" calcext:value-type="float">
            <text:p>56020.05</text:p>
          </table:table-cell>
          <table:table-cell table:style-name="ce2" office:value-type="float" office:value="0.6827" calcext:value-type="float">
            <text:p>0.6827</text:p>
          </table:table-cell>
          <table:table-cell table:style-name="ce4" office:value-type="float" office:value="10.86" calcext:value-type="float">
            <text:p>10.8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7633.81" calcext:value-type="float">
            <text:p>87633.81</text:p>
          </table:table-cell>
          <table:table-cell table:style-name="ce2" office:value-type="float" office:value="0.6864" calcext:value-type="float">
            <text:p>0.6864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30140.91" calcext:value-type="float">
            <text:p>130140.91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18.92" calcext:value-type="float">
            <text:p>18.9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8543.5" calcext:value-type="float">
            <text:p>18543.5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10573.33" calcext:value-type="float">
            <text:p>110573.33</text:p>
          </table:table-cell>
          <table:table-cell table:style-name="ce2" office:value-type="float" office:value="0.6914" calcext:value-type="float">
            <text:p>0.6914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642" calcext:value-type="float">
            <text:p>1642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76238 x 476238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7.49" calcext:value-type="float">
            <text:p>37.49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8473.06" calcext:value-type="float">
            <text:p>378473.06</text:p>
          </table:table-cell>
          <table:table-cell table:style-name="ce2" office:value-type="float" office:value="0.7584" calcext:value-type="float">
            <text:p>0.7584</text:p>
          </table:table-cell>
          <table:table-cell table:style-name="ce4" office:value-type="float" office:value="20.58" calcext:value-type="float">
            <text:p>20.5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office:value-type="float" office:value="31.62" calcext:value-type="float">
            <text:p>31.62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581.29" calcext:value-type="float">
            <text:p>377581.29</text:p>
          </table:table-cell>
          <table:table-cell table:style-name="ce2" office:value-type="float" office:value="0.7582" calcext:value-type="float">
            <text:p>0.7582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office:value-type="float" office:value="24.03" calcext:value-type="float">
            <text:p>24.03</text:p>
          </table:table-cell>
          <table:table-cell table:style-name="ce2" office:value-type="float" office:value="379404" calcext:value-type="float">
            <text:p>379404</text:p>
          </table:table-cell>
          <table:table-cell table:style-name="ce2" office:value-type="float" office:value="377325.48" calcext:value-type="float">
            <text:p>377325.48</text:p>
          </table:table-cell>
          <table:table-cell table:style-name="ce2" office:value-type="float" office:value="0.7583" calcext:value-type="float">
            <text:p>0.7583</text:p>
          </table:table-cell>
          <table:table-cell table:style-name="ce4" office:value-type="float" office:value="4.71" calcext:value-type="float">
            <text:p>4.7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79404" calcext:value-type="float">
            <text:p>379404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style-name="ce1"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6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3" office:value-type="float" office:value="0.7586" calcext:value-type="float">
            <text:p>7.59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/>
          <table:table-cell table:style-name="ce2" office:value-type="float" office:value="387719.51" calcext:value-type="float">
            <text:p>387719.51</text:p>
          </table:table-cell>
          <table:table-cell table:style-name="ce2"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3" office:value-type="float" office:value="0.7132" calcext:value-type="float">
            <text:p>7.1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28.61" calcext:value-type="float">
            <text:p>28.61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61.86" calcext:value-type="float">
            <text:p>35561.86</text:p>
          </table:table-cell>
          <table:table-cell table:style-name="ce3" office:value-type="float" office:value="0.7113" calcext:value-type="float">
            <text:p>7.11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39.39" calcext:value-type="float">
            <text:p>39.3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33.67" calcext:value-type="float">
            <text:p>35433.67</text:p>
          </table:table-cell>
          <table:table-cell table:style-name="ce2" office:value-type="float" office:value="0.7152" calcext:value-type="float">
            <text:p>0.7152</text:p>
          </table:table-cell>
          <table:table-cell table:style-name="ce4" office:value-type="float" office:value="6.71" calcext:value-type="float">
            <text:p>6.7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33.64" calcext:value-type="float">
            <text:p>35533.6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99.78" calcext:value-type="float">
            <text:p>35499.78</text:p>
          </table:table-cell>
          <table:table-cell table:style-name="ce2" office:value-type="float" office:value="0.7139" calcext:value-type="float">
            <text:p>0.7139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4.86" calcext:value-type="float">
            <text:p>34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451.36" calcext:value-type="float">
            <text:p>35451.36</text:p>
          </table:table-cell>
          <table:table-cell table:style-name="ce2" office:value-type="float" office:value="0.718" calcext:value-type="float">
            <text:p>0.71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4.38" calcext:value-type="float">
            <text:p>35584.38</text:p>
          </table:table-cell>
          <table:table-cell table:style-name="ce2" office:value-type="float" office:value="0.7119" calcext:value-type="float">
            <text:p>0.711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table:number-columns-repeated="2"/>
          <table:table-cell/>
          <table:table-cell office:value-type="string" calcext:value-type="string">
            <text:p>For each param, the time taken for GMRES iterations is roughly same.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3" office:value-type="float" office:value="0.8028" calcext:value-type="float">
            <text:p>8.03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office:value-type="float" office:value="49.52" calcext:value-type="float">
            <text:p>49.52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21.48" calcext:value-type="float">
            <text:p>43521.48</text:p>
          </table:table-cell>
          <table:table-cell table:style-name="ce3" office:value-type="float" office:value="0.7706" calcext:value-type="float">
            <text:p>7.71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48.79" calcext:value-type="float">
            <text:p>48.7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73.03" calcext:value-type="float">
            <text:p>43573.03</text:p>
          </table:table-cell>
          <table:table-cell table:style-name="ce2" office:value-type="float" office:value="0.767" calcext:value-type="float">
            <text:p>0.767</text:p>
          </table:table-cell>
          <table:table-cell table:style-name="ce4" office:value-type="float" office:value="8.89" calcext:value-type="float">
            <text:p>8.8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40.83" calcext:value-type="float">
            <text:p>40.8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9.55" calcext:value-type="float">
            <text:p>43479.55</text:p>
          </table:table-cell>
          <table:table-cell table:style-name="ce2" office:value-type="float" office:value="0.7765" calcext:value-type="float">
            <text:p>0.7765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473.35" calcext:value-type="float">
            <text:p>43473.35</text:p>
          </table:table-cell>
          <table:table-cell table:style-name="ce2" office:value-type="float" office:value="0.7766" calcext:value-type="float">
            <text:p>0.7766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35.31" calcext:value-type="float">
            <text:p>35.3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357.38" calcext:value-type="float">
            <text:p>43357.38</text:p>
          </table:table-cell>
          <table:table-cell table:style-name="ce2" office:value-type="float" office:value="0.7838" calcext:value-type="float">
            <text:p>0.783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35.95" calcext:value-type="float">
            <text:p>35.9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18.08" calcext:value-type="float">
            <text:p>43518.08</text:p>
          </table:table-cell>
          <table:table-cell table:style-name="ce2" office:value-type="float" office:value="0.7843" calcext:value-type="float">
            <text:p>0.7843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SizeG <text:s/>3843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34995 x 934995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6.69" calcext:value-type="float">
            <text:p>16.69</text:p>
          </table:table-cell>
          <table:table-cell table:style-name="ce2" office:value-type="float" office:value="11859896.02" calcext:value-type="float">
            <text:p>11859896.02</text:p>
          </table:table-cell>
          <table:table-cell table:style-name="ce2" office:value-type="float" office:value="55358.97" calcext:value-type="float">
            <text:p>55358.97</text:p>
          </table:table-cell>
          <table:table-cell table:style-name="ce3" office:value-type="float" office:value="0.7523" calcext:value-type="float">
            <text:p>7.52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string" calcext:value-type="string">
            <text:p>SizeG 27612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960174 x 960174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567.13" calcext:value-type="float">
            <text:p>567.1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328.04" calcext:value-type="float">
            <text:p>67328.04</text:p>
          </table:table-cell>
          <table:table-cell table:style-name="ce3" office:value-type="float" office:value="0.9645" calcext:value-type="float">
            <text:p>9.65E-01</text:p>
          </table:table-cell>
          <table:table-cell table:style-name="ce4" table:number-columns-repeated="3"/>
          <table:table-cell office:value-type="string" calcext:value-type="string">
            <text:p>Exited after 33 iteration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87620.15" calcext:value-type="float">
            <text:p>87620.15</text:p>
          </table:table-cell>
          <table:table-cell table:style-name="ce3" office:value-type="float" office:value="0.9616" calcext:value-type="float">
            <text:p>9.62E-01</text:p>
          </table:table-cell>
          <table:table-cell table:style-name="ce4" table:number-columns-repeated="3"/>
          <table:table-cell office:value-type="string" calcext:value-type="string">
            <text:p>19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office:value-type="float" office:value="189.17" calcext:value-type="float">
            <text:p>189.17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210592.13" calcext:value-type="float">
            <text:p>210592.13</text:p>
          </table:table-cell>
          <table:table-cell table:style-name="ce2" office:value-type="float" office:value="0.9848" calcext:value-type="float">
            <text:p>0.9848</text:p>
          </table:table-cell>
          <table:table-cell table:style-name="ce4" office:value-type="float" office:value="96.65" calcext:value-type="float">
            <text:p>96.65</text:p>
          </table:table-cell>
          <table:table-cell table:style-name="ce4" table:number-columns-repeated="2"/>
          <table:table-cell office:value-type="string" calcext:value-type="string">
            <text:p>2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office:value-type="float" office:value="124.82" calcext:value-type="float">
            <text:p>124.82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7219.22" calcext:value-type="float">
            <text:p>67219.22</text:p>
          </table:table-cell>
          <table:table-cell table:style-name="ce2" office:value-type="float" office:value="0.9714" calcext:value-type="float">
            <text:p>0.9714</text:p>
          </table:table-cell>
          <table:table-cell table:style-name="ce4" office:value-type="float" office:value="36.38" calcext:value-type="float">
            <text:p>36.38</text:p>
          </table:table-cell>
          <table:table-cell table:style-name="ce4" table:number-columns-repeated="2"/>
          <table:table-cell office:value-type="string" calcext:value-type="string">
            <text:p>27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office:value-type="float" office:value="96.26" calcext:value-type="float">
            <text:p>96.26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1094896.66" calcext:value-type="float">
            <text:p>1094896.66</text:p>
          </table:table-cell>
          <table:table-cell table:style-name="ce2" office:value-type="float" office:value="1.294" calcext:value-type="float">
            <text:p>1.294</text:p>
          </table:table-cell>
          <table:table-cell table:style-name="ce4" office:value-type="float" office:value="21.76" calcext:value-type="float">
            <text:p>21.76</text:p>
          </table:table-cell>
          <table:table-cell table:style-name="ce4" table:number-columns-repeated="2"/>
          <table:table-cell office:value-type="string" calcext:value-type="string">
            <text:p>16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office:value-type="float" office:value="94.05" calcext:value-type="float">
            <text:p>94.05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62260.33" calcext:value-type="float">
            <text:p>62260.33</text:p>
          </table:table-cell>
          <table:table-cell table:style-name="ce2" office:value-type="float" office:value="2.019" calcext:value-type="float">
            <text:p>2.019</text:p>
          </table:table-cell>
          <table:table-cell table:style-name="ce4" office:value-type="float" office:value="14.28" calcext:value-type="float">
            <text:p>14.28</text:p>
          </table:table-cell>
          <table:table-cell table:style-name="ce4" table:number-columns-repeated="2"/>
          <table:table-cell office:value-type="string" calcext:value-type="string">
            <text:p>48 iterations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office:value-type="float" office:value="91.33" calcext:value-type="float">
            <text:p>91.33</text:p>
          </table:table-cell>
          <table:table-cell table:style-name="ce2" office:value-type="float" office:value="16478504.86" calcext:value-type="float">
            <text:p>16478504.86</text:p>
          </table:table-cell>
          <table:table-cell table:style-name="ce2" office:value-type="float" office:value="59613.2" calcext:value-type="float">
            <text:p>59613.2</text:p>
          </table:table-cell>
          <table:table-cell table:style-name="ce2" office:value-type="float" office:value="1.035" calcext:value-type="float">
            <text:p>1.035</text:p>
          </table:table-cell>
          <table:table-cell table:style-name="ce4" office:value-type="float" office:value="10.26" calcext:value-type="float">
            <text:p>10.26</text:p>
          </table:table-cell>
          <table:table-cell table:style-name="ce4" table:number-columns-repeated="2"/>
          <table:table-cell office:value-type="string" calcext:value-type="string">
            <text:p>64 iterations</text:p>
          </table:table-cell>
          <table:table-cell/>
        </table:table-row>
        <table:table-row table:style-name="ro1" table:number-rows-repeated="2">
          <table:table-cell table:style-name="ce1" table:number-columns-repeated="2"/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ce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1637382 x 163738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20,tol : 1e-02</text:p>
          </table:table-cell>
          <table:table-cell table:style-name="ce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3" office:value-type="float" office:value="0.5798" calcext:value-type="float">
            <text:p>5.80E-01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2" table:number-columns-repeated="3"/>
          <table:table-cell table:style-name="ce3"/>
          <table:table-cell table:style-name="ce4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2" table:number-columns-repeated="4"/>
          <table:table-cell table:style-name="ce4" table:number-columns-repeated="3"/>
          <table:table-cell table:number-columns-repeated="2"/>
        </table:table-row>
        <table:table-row table:style-name="ro1" table:number-rows-repeated="10483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1:57:29.028380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8-17T12:04:55.600199005</dc:date>
    <meta:editing-duration>P20DT12H43M29S</meta:editing-duration>
    <meta:editing-cycles>325</meta:editing-cycles>
    <meta:generator>LibreOffice/6.1.6.3$Linux_X86_64 LibreOffice_project/10$Build-3</meta:generator>
    <meta:document-statistic meta:table-count="5" meta:cell-count="3907" meta:object-count="0"/>
  </office:meta>
</office:document-meta>
</file>